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0.3945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0.3819in"/>
    </style:style>
    <style:style style:name="co7" style:family="table-column">
      <style:table-column-properties fo:break-before="auto" style:column-width="0.4063in"/>
    </style:style>
    <style:style style:name="co8" style:family="table-column">
      <style:table-column-properties fo:break-before="auto" style:column-width="0.429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922in" fo:break-before="auto" style:use-optimal-row-height="true"/>
    </style:style>
    <style:style style:name="ro4" style:family="table-row">
      <style:table-row-properties style:row-height="0.9209in" fo:break-before="auto" style:use-optimal-row-height="true"/>
    </style:style>
    <style:style style:name="ro5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808080"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ce4" style:family="table-cell" style:parent-style-name="Default">
      <style:table-cell-properties fo:background-color="#808080" fo:border="0.0008in solid #000000" style:rotation-angle="90"/>
    </style:style>
    <style:style style:name="ce5" style:family="table-cell" style:parent-style-name="Default">
      <style:table-cell-properties fo:background-color="#ff8080" fo:border="0.0008in solid #000000"/>
    </style:style>
    <style:style style:name="ce6" style:family="table-cell" style:parent-style-name="Default">
      <style:table-cell-properties fo:background-color="transparent" fo:border="0.0008in solid #000000"/>
    </style:style>
    <style:style style:name="ce7" style:family="table-cell" style:parent-style-name="Default">
      <style:table-cell-properties fo:background-color="#c0c0c0" fo:border="0.0008in solid #000000"/>
    </style:style>
    <style:style style:name="ce8" style:family="table-cell" style:parent-style-name="Default">
      <style:table-cell-properties fo:background-color="#666666" fo:border="0.0008in solid #000000"/>
    </style:style>
    <style:style style:name="ce9" style:family="table-cell" style:parent-style-name="Default">
      <style:table-cell-properties fo:background-color="#ffffff" fo:border="0.0008in solid #000000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ff8080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fo:background-color="#ccccff" fo:border="0.0008in solid #000000" style:rotation-angle="90"/>
    </style:style>
    <style:style style:name="ce14" style:family="table-cell" style:parent-style-name="Default">
      <style:table-cell-properties fo:background-color="transparent" fo:border="0.0008in solid #000000"/>
      <style:text-properties style:font-name="Nimbus Sans L" style:font-name-asian="Nimbus Sans L1" style:font-name-complex="Nimbus Sans L1"/>
    </style:style>
    <style:style style:name="gr1" style:family="graphic">
      <style:graphic-properties draw:marker-start="Arrowheads_20_1" draw:marker-start-width="0.0787in" draw:marker-start-center="false" draw:fill="solid" draw:fill-color="#ffffc0" fo:min-height="0.61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min-height="0.4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1.4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Concatenate_by_na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2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22"/>
        </table:table-row>
        <table:table-row table:style-name="ro1">
          <table:table-cell office:value-type="string">
            <text:p>Combinations of LHS and RHS</text:p>
          </table:table-cell>
          <table:table-cell table:style-name="ce1"/>
          <table:table-cell table:style-name="ce2" table:number-columns-repeated="32"/>
        </table:table-row>
        <table:table-row table:style-name="ro2">
          <table:table-cell office:value-type="string">
            <text:p>assign statement</text:p>
          </table:table-cell>
          <table:table-cell table:style-name="ce1"/>
          <table:table-cell table:number-columns-repeated="1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style-name="ce2" office:value-type="string">
            <text:p>RHS </text:p>
          </table:table-cell>
        </table:table-row>
        <table:table-row table:style-name="ro3">
          <table:table-cell/>
          <table:table-cell table:style-name="ce1"/>
          <table:table-cell table:style-name="ce4" office:value-type="string">
            <text:p>s</text:p>
          </table:table-cell>
          <table:table-cell table:style-name="ce4" office:value-type="string">
            <text:p>sg.s</text:p>
          </table:table-cell>
          <table:table-cell table:style-name="ce4" office:value-type="string">
            <text:p>sg.sg.s</text:p>
          </table:table-cell>
          <table:table-cell table:style-name="ce4" office:value-type="string">
            <text:p>s.ps</text:p>
          </table:table-cell>
          <table:table-cell table:style-name="ce4" office:value-type="string">
            <text:p>sg.s.ps</text:p>
          </table:table-cell>
          <table:table-cell table:style-name="ce4" office:value-type="string">
            <text:p>sg.sg.s.ps</text:p>
          </table:table-cell>
          <table:table-cell table:style-name="ce4" office:value-type="string">
            <text:p>sg</text:p>
          </table:table-cell>
          <table:table-cell table:style-name="ce4" office:value-type="string">
            <text:p>sg.sg</text:p>
          </table:table-cell>
          <table:table-cell table:style-name="ce4" office:value-type="string">
            <text:p>ifc</text:p>
          </table:table-cell>
          <table:table-cell table:style-name="ce4" office:value-type="string">
            <text:p>ifc.ifc</text:p>
          </table:table-cell>
          <table:table-cell table:style-name="ce4" office:value-type="string">
            <text:p>p – input</text:p>
          </table:table-cell>
          <table:table-cell table:style-name="ce4" office:value-type="string">
            <text:p>ofs – input</text:p>
          </table:table-cell>
          <table:table-cell table:style-name="ce4" office:value-type="string">
            <text:p>sib – input</text:p>
          </table:table-cell>
          <table:table-cell table:style-name="ce4" office:value-type="string">
            <text:p>p – output</text:p>
          </table:table-cell>
          <table:table-cell table:style-name="ce4" office:value-type="string">
            <text:p>ofs – output</text:p>
          </table:table-cell>
          <table:table-cell table:style-name="ce4" office:value-type="string">
            <text:p>sib – output</text:p>
          </table:table-cell>
          <table:table-cell table:style-name="ce4" office:value-type="string">
            <text:p>p – inout</text:p>
          </table:table-cell>
          <table:table-cell table:style-name="ce4" office:value-type="string">
            <text:p>ofs – inout</text:p>
          </table:table-cell>
          <table:table-cell table:style-name="ce4" office:value-type="string">
            <text:p>sib – inout</text:p>
          </table:table-cell>
          <table:table-cell table:style-name="ce4" office:value-type="string">
            <text:p>p – input ps</text:p>
          </table:table-cell>
          <table:table-cell table:style-name="ce4" office:value-type="string">
            <text:p>ofs – input ps</text:p>
          </table:table-cell>
          <table:table-cell table:style-name="ce4" office:value-type="string">
            <text:p>sib – input ps</text:p>
          </table:table-cell>
          <table:table-cell table:style-name="ce4" office:value-type="string">
            <text:p>p – output ps</text:p>
          </table:table-cell>
          <table:table-cell table:style-name="ce4" office:value-type="string">
            <text:p>ofs – output ps</text:p>
          </table:table-cell>
          <table:table-cell table:style-name="ce4" office:value-type="string">
            <text:p>sib – output ps</text:p>
          </table:table-cell>
          <table:table-cell table:style-name="ce4" office:value-type="string">
            <text:p>p – inout ps</text:p>
          </table:table-cell>
          <table:table-cell table:style-name="ce4" office:value-type="string">
            <text:p>ofs – inout ps</text:p>
          </table:table-cell>
          <table:table-cell table:style-name="ce4" office:value-type="string">
            <text:p>sib – inout ps</text:p>
          </table:table-cell>
          <table:table-cell table:style-name="ce13" office:value-type="string">
            <text:p>op expr</text:p>
          </table:table-cell>
          <table:table-cell table:style-name="ce13" office:value-type="string">
            <text:p>cc expr</text:p>
          </table:table-cell>
          <table:table-cell table:style-name="ce13" office:value-type="string">
            <text:p>cc expr nums</text:p>
          </table:table-cell>
          <table:table-cell table:style-name="ce13" office:value-type="string">
            <text:p>rep expr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</text:p>
          </table:table-cell>
          <table:table-cell table:style-name="ce3" office:value-type="string">
            <text:p>illegal</text:p>
          </table:table-cell>
          <table:table-cell table:number-columns-repeated="2" table:style-name="ce5" office:value-type="string"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number-columns-repeated="4" office:value-type="string">
            <text:p>illegal</text:p>
          </table:table-cell>
          <table:table-cell table:style-name="ce6" table:number-columns-repeated="18"/>
          <table:table-cell table:style-name="ce1" office:value-type="string">
            <office:annotation draw:style-name="gr1" draw:text-style-name="P2" svg:width="1.1413in" svg:height="1.5205in" svg:x="20.0795in" svg:y="0.2866in" draw:caption-point-x="-20.0795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1.1413in" svg:height="1.5205in" svg:x="21.1161in" svg:y="0.287in" draw:caption-point-x="-21.1161in" draw:caption-point-y="-0.28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0.2941in" draw:caption-point-x="-21.2047in" draw:caption-point-y="-0.2941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1.1413in" svg:height="1.5205in" svg:x="22.1402in" svg:y="0.287in" draw:caption-point-x="-22.1402in" draw:caption-point-y="-0.28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</text:p>
          </table:table-cell>
          <table:table-cell table:style-name="ce5" office:value-type="string">
            <text:p>illegal</text:p>
          </table:table-cell>
          <table:table-cell table:style-name="ce7" office:value-type="string"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number-columns-repeated="4" office:value-type="string">
            <text:p>illegal</text:p>
          </table:table-cell>
          <table:table-cell table:style-name="ce6" table:number-columns-repeated="18"/>
          <table:table-cell table:style-name="ce1" office:value-type="string">
            <office:annotation draw:style-name="gr1" draw:text-style-name="P2" svg:width="2.2831in" svg:height="0.9028in" svg:x="20.0795in" svg:y="0.5059in" draw:caption-point-x="-20.0795in" draw:caption-point-y="-0.505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1161in" svg:y="0.5059in" draw:caption-point-x="-21.1161in" draw:caption-point-y="-0.505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0.5209in" draw:caption-point-x="-21.2047in" draw:caption-point-y="-0.520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0.5059in" draw:caption-point-x="-22.1402in" draw:caption-point-y="-0.505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</text:p>
          </table:table-cell>
          <table:table-cell table:number-columns-repeated="2" table:style-name="ce5" office:value-type="string">
            <text:p>illegal</text:p>
          </table:table-cell>
          <table:table-cell table:style-name="ce7" office:value-type="string"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number-columns-repeated="4" office:value-type="string">
            <text:p>illegal</text:p>
          </table:table-cell>
          <table:table-cell table:style-name="ce6" table:number-columns-repeated="18"/>
          <table:table-cell table:style-name="ce1" office:value-type="string">
            <office:annotation draw:style-name="gr1" draw:text-style-name="P2" svg:width="2.2831in" svg:height="0.9028in" svg:x="20.0795in" svg:y="0.7346in" draw:caption-point-x="-20.0795in" draw:caption-point-y="-0.734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1161in" svg:y="0.7346in" draw:caption-point-x="-21.1161in" draw:caption-point-y="-0.734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0.748in" draw:caption-point-x="-21.2047in" draw:caption-point-y="-0.748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0.7346in" draw:caption-point-x="-22.1402in" draw:caption-point-y="-0.734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.ps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1996in" svg:y="0.9449in" draw:caption-point-x="-7.1996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9315in" svg:y="0.9449in" draw:caption-point-x="-7.9315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6634in" svg:y="0.9449in" draw:caption-point-x="-8.6634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3953in" svg:y="0.9449in" draw:caption-point-x="-9.3953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1" office:value-type="string">
            <office:annotation draw:style-name="gr3" draw:text-style-name="P2" svg:width="1.1413in" svg:height="1.3146in" svg:x="10.1276in" svg:y="0.9449in" draw:caption-point-x="-10.1276in" draw:caption-point-y="-0.9449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9" office:value-type="string">
            <office:annotation draw:style-name="gr2" draw:text-style-name="P2" svg:width="1.1413in" svg:height="0.4909in" svg:x="10.8594in" svg:y="0.9449in" draw:caption-point-x="-10.8594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9"/>
          <table:table-cell table:style-name="ce9" office:value-type="string">
            <office:annotation draw:style-name="gr2" draw:text-style-name="P2" svg:width="1.1413in" svg:height="0.4909in" svg:x="11.5913in" svg:y="0.9449in" draw:caption-point-x="-11.5913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12.3232in" svg:y="0.9736in" draw:caption-point-x="-12.3232in" draw:caption-point-y="-0.9736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3" draw:text-style-name="P2" svg:width="1.1413in" svg:height="1.3146in" svg:x="13.0551in" svg:y="0.9736in" draw:caption-point-x="-13.0551in" draw:caption-point-y="-0.9736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3.7874in" svg:y="0.9449in" draw:caption-point-x="-13.7874in" draw:caption-point-y="-0.9449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1.1413in" svg:height="1.3146in" svg:x="14.7996in" svg:y="0.9736in" draw:caption-point-x="-14.7996in" draw:caption-point-y="-0.973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5.7161in" svg:y="0.9445in" draw:caption-point-x="-15.7161in" draw:caption-point-y="-0.9445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6" office:value-type="string">
            <office:annotation draw:style-name="gr2" draw:text-style-name="P2" svg:width="1.1413in" svg:height="0.4909in" svg:x="15.9831in" svg:y="0.9449in" draw:caption-point-x="-15.9831in" draw:caption-point-y="-0.9449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1.1413in" svg:height="1.3146in" svg:x="17.4902in" svg:y="0.9736in" draw:caption-point-x="-17.4902in" draw:caption-point-y="-0.973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1" draw:text-style-name="P2" svg:width="1.1413in" svg:height="1.3146in" svg:x="18.3472in" svg:y="0.9736in" draw:caption-point-x="-18.3472in" draw:caption-point-y="-0.9736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8.1791in" svg:y="0.9449in" draw:caption-point-x="-18.1791in" draw:caption-point-y="-0.9449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2.2831in" svg:height="0.9028in" svg:x="20.0795in" svg:y="0.9638in" draw:caption-point-x="-20.0795in" draw:caption-point-y="-0.9638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1161in" svg:y="0.9638in" draw:caption-point-x="-21.1161in" draw:caption-point-y="-0.9638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0.9748in" draw:caption-point-x="-21.2047in" draw:caption-point-y="-0.9748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0.9638in" draw:caption-point-x="-22.1402in" draw:caption-point-y="-0.9638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.ps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1996in" svg:y="1.1642in" draw:caption-point-x="-7.1996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9315in" svg:y="1.1642in" draw:caption-point-x="-7.9315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6634in" svg:y="1.1642in" draw:caption-point-x="-8.6634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3953in" svg:y="1.1642in" draw:caption-point-x="-9.3953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1" office:value-type="string">
            <office:annotation draw:style-name="gr3" draw:text-style-name="P2" svg:width="1.1413in" svg:height="1.3146in" svg:x="10.1276in" svg:y="1.2024in" draw:caption-point-x="-10.1276in" draw:caption-point-y="-1.2024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9" office:value-type="string">
            <office:annotation draw:style-name="gr2" draw:text-style-name="P2" svg:width="1.1413in" svg:height="0.4909in" svg:x="10.8594in" svg:y="1.1642in" draw:caption-point-x="-10.8594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9"/>
          <table:table-cell table:style-name="ce9" office:value-type="string">
            <office:annotation draw:style-name="gr2" draw:text-style-name="P2" svg:width="1.1413in" svg:height="0.4909in" svg:x="11.5913in" svg:y="1.1642in" draw:caption-point-x="-11.5913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12.3232in" svg:y="1.2024in" draw:caption-point-x="-12.3232in" draw:caption-point-y="-1.2024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3" draw:text-style-name="P2" svg:width="1.1413in" svg:height="1.3146in" svg:x="13.0551in" svg:y="1.2024in" draw:caption-point-x="-13.0551in" draw:caption-point-y="-1.2024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3.7874in" svg:y="1.1642in" draw:caption-point-x="-13.7874in" draw:caption-point-y="-1.1642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1.1413in" svg:height="1.3146in" svg:x="14.7996in" svg:y="1.2024in" draw:caption-point-x="-14.7996in" draw:caption-point-y="-1.202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5.7161in" svg:y="1.1638in" draw:caption-point-x="-15.7161in" draw:caption-point-y="-1.1638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6" office:value-type="string">
            <office:annotation draw:style-name="gr2" draw:text-style-name="P2" svg:width="1.1413in" svg:height="0.4909in" svg:x="15.9831in" svg:y="1.1642in" draw:caption-point-x="-15.9831in" draw:caption-point-y="-1.1642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1.1413in" svg:height="1.3146in" svg:x="17.4902in" svg:y="1.2024in" draw:caption-point-x="-17.4902in" draw:caption-point-y="-1.202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1" draw:text-style-name="P2" svg:width="1.1413in" svg:height="1.3146in" svg:x="18.3472in" svg:y="1.2024in" draw:caption-point-x="-18.3472in" draw:caption-point-y="-1.202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8.1791in" svg:y="1.1642in" draw:caption-point-x="-18.1791in" draw:caption-point-y="-1.1642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2.2831in" svg:height="0.9028in" svg:x="20.0795in" svg:y="1.1929in" draw:caption-point-x="-20.0795in" draw:caption-point-y="-1.192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1161in" svg:y="1.1929in" draw:caption-point-x="-21.1161in" draw:caption-point-y="-1.192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1.202in" draw:caption-point-x="-21.2047in" draw:caption-point-y="-1.202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1.1929in" draw:caption-point-x="-22.1402in" draw:caption-point-y="-1.1929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.ps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5.0035in" svg:y="0.2866in" draw:caption-point-x="-5.0035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1996in" svg:y="1.3835in" draw:caption-point-x="-7.1996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9315in" svg:y="1.3835in" draw:caption-point-x="-7.9315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6634in" svg:y="1.3835in" draw:caption-point-x="-8.6634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3953in" svg:y="1.3835in" draw:caption-point-x="-9.3953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1" office:value-type="string">
            <office:annotation draw:style-name="gr3" draw:text-style-name="P2" svg:width="1.1413in" svg:height="1.3146in" svg:x="10.1276in" svg:y="1.4315in" draw:caption-point-x="-10.1276in" draw:caption-point-y="-1.431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0.8594in" svg:y="1.3835in" draw:caption-point-x="-10.8594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6"/>
          <table:table-cell table:style-name="ce6" office:value-type="string">
            <office:annotation draw:style-name="gr2" draw:text-style-name="P2" svg:width="1.1413in" svg:height="0.4909in" svg:x="11.5913in" svg:y="1.3835in" draw:caption-point-x="-11.5913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12.3232in" svg:y="1.4315in" draw:caption-point-x="-12.3232in" draw:caption-point-y="-1.431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3" draw:text-style-name="P2" svg:width="1.1413in" svg:height="1.3146in" svg:x="13.0551in" svg:y="1.4315in" draw:caption-point-x="-13.0551in" draw:caption-point-y="-1.431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3.7874in" svg:y="1.3835in" draw:caption-point-x="-13.7874in" draw:caption-point-y="-1.3835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1.1413in" svg:height="1.3146in" svg:x="14.7996in" svg:y="1.4315in" draw:caption-point-x="-14.7996in" draw:caption-point-y="-1.431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5.7161in" svg:y="1.3831in" draw:caption-point-x="-15.7161in" draw:caption-point-y="-1.3831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6" office:value-type="string">
            <office:annotation draw:style-name="gr2" draw:text-style-name="P2" svg:width="1.1413in" svg:height="0.4909in" svg:x="15.9831in" svg:y="1.3835in" draw:caption-point-x="-15.9831in" draw:caption-point-y="-1.3835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 text:c="18"/></text:p>
          </table:table-cell>
          <table:table-cell table:style-name="ce1" office:value-type="string">
            <office:annotation draw:style-name="gr1" draw:text-style-name="P2" svg:width="1.1413in" svg:height="1.3146in" svg:x="17.4902in" svg:y="1.4315in" draw:caption-point-x="-17.4902in" draw:caption-point-y="-1.431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1" draw:text-style-name="P2" svg:width="1.1413in" svg:height="1.3146in" svg:x="18.3472in" svg:y="1.4315in" draw:caption-point-x="-18.3472in" draw:caption-point-y="-1.431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8.1791in" svg:y="1.3835in" draw:caption-point-x="-18.1791in" draw:caption-point-y="-1.3835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2.2831in" svg:height="0.9028in" svg:x="20.0795in" svg:y="1.4217in" draw:caption-point-x="-20.0795in" draw:caption-point-y="-1.421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1161in" svg:y="1.4217in" draw:caption-point-x="-21.1161in" draw:caption-point-y="-1.421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1.4287in" draw:caption-point-x="-21.2047in" draw:caption-point-y="-1.428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1.4217in" draw:caption-point-x="-22.1402in" draw:caption-point-y="-1.4217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0035in" svg:y="1.6028in" draw:caption-point-x="-5.0035in" draw:caption-point-y="-1.6028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354in" svg:y="1.6028in" draw:caption-point-x="-5.7354in" draw:caption-point-y="-1.6028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4673in" svg:y="1.6028in" draw:caption-point-x="-6.4673in" draw:caption-point-y="-1.6028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7" office:value-type="string">
            <text:p>illegal</text:p>
          </table:table-cell>
          <table:table-cell office:value-type="string">
            <text:p>illegal</text:p>
          </table:table-cell>
          <table:table-cell table:style-name="ce6" table:number-columns-repeated="2"/>
          <table:table-cell table:number-columns-repeated="9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4.5193in" svg:y="1.6028in" draw:caption-point-x="-14.5193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5.2512in" svg:y="1.6028in" draw:caption-point-x="-15.2512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5.9831in" svg:y="1.6028in" draw:caption-point-x="-15.9831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6.7154in" svg:y="1.6028in" draw:caption-point-x="-16.7154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7.4472in" svg:y="1.6028in" draw:caption-point-x="-17.4472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8.1791in" svg:y="1.6028in" draw:caption-point-x="-18.1791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8.911in" svg:y="1.6028in" draw:caption-point-x="-18.911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9.6429in" svg:y="1.6028in" draw:caption-point-x="-19.6429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2047in" svg:y="1.6555in" draw:caption-point-x="-21.2047in" draw:caption-point-y="-1.6555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0.3752in" svg:y="1.6028in" draw:caption-point-x="-20.3752in" draw:caption-point-y="-1.6028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2717in" svg:y="0.9638in" draw:caption-point-x="-4.2717in" draw:caption-point-y="-0.9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0035in" svg:y="1.822in" draw:caption-point-x="-5.0035in" draw:caption-point-y="-1.82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354in" svg:y="1.822in" draw:caption-point-x="-5.7354in" draw:caption-point-y="-1.82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4673in" svg:y="1.822in" draw:caption-point-x="-6.4673in" draw:caption-point-y="-1.82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office:value-type="string">
            <text:p>illegal</text:p>
          </table:table-cell>
          <table:table-cell table:style-name="ce7" office:value-type="string">
            <text:p>illegal</text:p>
          </table:table-cell>
          <table:table-cell table:style-name="ce6" table:number-columns-repeated="2"/>
          <table:table-cell table:number-columns-repeated="9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4.5193in" svg:y="1.822in" draw:caption-point-x="-14.5193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5.2512in" svg:y="1.822in" draw:caption-point-x="-15.2512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5.9831in" svg:y="1.822in" draw:caption-point-x="-15.9831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6.7154in" svg:y="1.822in" draw:caption-point-x="-16.7154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7.4472in" svg:y="1.822in" draw:caption-point-x="-17.4472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8.1791in" svg:y="1.822in" draw:caption-point-x="-18.1791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8.911in" svg:y="1.822in" draw:caption-point-x="-18.911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9.6429in" svg:y="1.822in" draw:caption-point-x="-19.6429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2047in" svg:y="1.8827in" draw:caption-point-x="-21.2047in" draw:caption-point-y="-1.8827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0.3752in" svg:y="1.822in" draw:caption-point-x="-20.3752in" draw:caption-point-y="-1.82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number-columns-repeated="3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5.0035in" svg:y="2.0413in" draw:caption-point-x="-5.0035in" draw:caption-point-y="-2.0413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354in" svg:y="2.0413in" draw:caption-point-x="-5.7354in" draw:caption-point-y="-2.0413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4673in" svg:y="2.0413in" draw:caption-point-x="-6.4673in" draw:caption-point-y="-2.0413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9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4.5193in" svg:y="2.0413in" draw:caption-point-x="-14.5193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5.2512in" svg:y="2.0413in" draw:caption-point-x="-15.2512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5.9831in" svg:y="2.0413in" draw:caption-point-x="-15.9831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6.7154in" svg:y="2.0413in" draw:caption-point-x="-16.7154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7.4472in" svg:y="2.0413in" draw:caption-point-x="-17.4472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8.1791in" svg:y="2.0413in" draw:caption-point-x="-18.1791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8.911in" svg:y="2.0413in" draw:caption-point-x="-18.911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9.6429in" svg:y="2.0413in" draw:caption-point-x="-19.6429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2047in" svg:y="2.1094in" draw:caption-point-x="-21.2047in" draw:caption-point-y="-2.1094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0.3752in" svg:y="2.0413in" draw:caption-point-x="-20.3752in" draw:caption-point-y="-2.0413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number-columns-repeated="3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5.0035in" svg:y="2.2606in" draw:caption-point-x="-5.0035in" draw:caption-point-y="-2.2606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354in" svg:y="2.2606in" draw:caption-point-x="-5.7354in" draw:caption-point-y="-2.2606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4673in" svg:y="2.2606in" draw:caption-point-x="-6.4673in" draw:caption-point-y="-2.2606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6" table:number-columns-repeated="3"/>
          <table:table-cell table:style-name="ce7"/>
          <table:table-cell table:number-columns-repeated="9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4.5193in" svg:y="2.2606in" draw:caption-point-x="-14.5193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5.2512in" svg:y="2.2606in" draw:caption-point-x="-15.2512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5.9831in" svg:y="2.2606in" draw:caption-point-x="-15.9831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6.7154in" svg:y="2.2606in" draw:caption-point-x="-16.7154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7.4472in" svg:y="2.2606in" draw:caption-point-x="-17.4472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8.1791in" svg:y="2.2606in" draw:caption-point-x="-18.1791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8.911in" svg:y="2.2606in" draw:caption-point-x="-18.911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19.6429in" svg:y="2.2606in" draw:caption-point-x="-19.6429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2047in" svg:y="2.3366in" draw:caption-point-x="-21.2047in" draw:caption-point-y="-2.336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0.3752in" svg:y="2.2606in" draw:caption-point-x="-20.3752in" draw:caption-point-y="-2.2606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 – input</text:p>
          </table:table-cell>
          <table:table-cell table:number-columns-repeated="6" table:style-name="ce6" office:value-type="string">
            <text:p><text:s/></text:p>
          </table:table-cell>
          <table:table-cell table:number-columns-repeated="4" office:value-type="string">
            <text:p>illegal</text:p>
          </table:table-cell>
          <table:table-cell table:style-name="ce7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number-columns-repeated="2" table:style-name="ce5" office:value-type="string">
            <text:p>illegal</text:p>
          </table:table-cell>
          <table:table-cell table:style-name="ce8"/>
          <table:table-cell table:number-columns-repeated="2" table:style-name="ce5" office:value-type="string">
            <text:p>illegal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4.7996in" svg:y="2.5378in" draw:caption-point-x="-14.7996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5.7161in" svg:y="2.5378in" draw:caption-point-x="-15.7161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6.6213in" svg:y="2.5378in" draw:caption-point-x="-16.6213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illegal</text:p>
          </table:table-cell>
          <table:table-cell table:style-name="ce5" office:value-type="string">
            <office:annotation draw:style-name="gr2" draw:text-style-name="P2" svg:width="1.1413in" svg:height="0.6969in" svg:x="17.4902in" svg:y="2.5378in" draw:caption-point-x="-17.4902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8.3472in" svg:y="2.5378in" draw:caption-point-x="-18.3472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9.0791in" svg:y="2.5378in" draw:caption-point-x="-19.0791in" draw:caption-point-y="-2.5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0.0795in" svg:y="2.4799in" draw:caption-point-x="-20.0795in" draw:caption-point-y="-2.4799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1.1161in" svg:y="2.4795in" draw:caption-point-x="-21.1161in" draw:caption-point-y="-2.4795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1.2047in" svg:y="2.5634in" draw:caption-point-x="-21.2047in" draw:caption-point-y="-2.5634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2.1402in" svg:y="2.4795in" draw:caption-point-x="-22.1402in" draw:caption-point-y="-2.4795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ofs – input</text:p>
          </table:table-cell>
          <table:table-cell table:style-name="ce6" office:value-type="string">
            <text:p><text:s/></text:p>
          </table:table-cell>
          <table:table-cell table:style-name="ce6" table:number-columns-repeated="2"/>
          <table:table-cell table:style-name="ce1" office:value-type="string">
            <office:annotation draw:style-name="gr3" draw:text-style-name="P2" svg:width="1.1413in" svg:height="1.3146in" svg:x="5.0035in" svg:y="2.7571in" draw:caption-point-x="-5.0035in" draw:caption-point-y="-2.757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5.7354in" svg:y="2.7571in" draw:caption-point-x="-5.7354in" draw:caption-point-y="-2.757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6.4673in" svg:y="2.7571in" draw:caption-point-x="-6.4673in" draw:caption-point-y="-2.757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style-name="ce6"/>
          <table:table-cell table:style-name="ce7" office:value-type="string">
            <text:p>illegal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text:p>illegal</text:p>
          </table:table-cell>
          <table:table-cell table:style-name="ce6"/>
          <table:table-cell table:style-name="ce8"/>
          <table:table-cell table:style-name="ce5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style-name="ce1" office:value-type="string">
            <office:annotation draw:style-name="gr1" draw:text-style-name="P2" svg:width="1.1413in" svg:height="1.3146in" svg:x="14.7996in" svg:y="2.6988in" draw:caption-point-x="-14.7996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5.7161in" svg:y="2.7571in" draw:caption-point-x="-15.7161in" draw:caption-point-y="-2.7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6.6213in" svg:y="2.7571in" draw:caption-point-x="-16.6213in" draw:caption-point-y="-2.7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7.4902in" svg:y="2.6988in" draw:caption-point-x="-17.4902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8.3472in" svg:y="2.6988in" draw:caption-point-x="-18.3472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9.0791in" svg:y="2.7571in" draw:caption-point-x="-19.0791in" draw:caption-point-y="-2.7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 office:value-type="string">
            <text:p><text:s/></text:p>
          </table:table-cell>
          <table:table-cell table:style-name="ce1" office:value-type="string">
            <office:annotation draw:style-name="gr1" draw:text-style-name="P2" svg:width="1.1413in" svg:height="1.7264in" svg:x="20.0795in" svg:y="2.6992in" draw:caption-point-x="-20.0795in" draw:caption-point-y="-2.6992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1.1413in" svg:height="1.7264in" svg:x="21.1161in" svg:y="2.6992in" draw:caption-point-x="-21.1161in" draw:caption-point-y="-2.6992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8" office:value-type="string">
            <office:annotation draw:style-name="gr1" draw:text-style-name="P2" svg:width="2.2831in" svg:height="0.9028in" svg:x="21.2047in" svg:y="2.7827in" draw:caption-point-x="-21.2047in" draw:caption-point-y="-2.7827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4" draw:text-style-name="P2" svg:width="1.1413in" svg:height="1.7264in" svg:x="22.1402in" svg:y="2.6992in" draw:caption-point-x="-22.1402in" draw:caption-point-y="-2.6992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</table:table-row>
        <table:table-row table:style-name="ro1">
          <table:table-cell/>
          <table:table-cell office:value-type="string">
            <text:p>sib – input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number-columns-repeated="2" table:style-name="ce8" office:value-type="string">
            <text:p><text:s/></text:p>
          </table:table-cell>
          <table:table-cell table:style-name="ce7" office:value-type="string">
            <text:p>illegal</text:p>
          </table:table-cell>
          <table:table-cell table:style-name="ce8" table:number-columns-repeated="2"/>
          <table:table-cell table:style-name="ce6" office:value-type="string">
            <text:p><text:s/>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6"/>
          <table:table-cell table:style-name="ce8"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p – output</text:p>
          </table:table-cell>
          <table:table-cell table:style-name="ce6" table:number-columns-repeated="3"/>
          <table:table-cell table:style-name="ce6" office:value-type="string">
            <office:annotation draw:style-name="gr3" draw:text-style-name="P2" svg:width="1.1413in" svg:height="1.3146in" svg:x="5.0035in" svg:y="2.9862in" draw:caption-point-x="-5.0035in" draw:caption-point-y="-2.9862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1.3146in" svg:x="5.7354in" svg:y="2.9862in" draw:caption-point-x="-5.7354in" draw:caption-point-y="-2.9862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1.3146in" svg:x="6.4673in" svg:y="2.9862in" draw:caption-point-x="-6.4673in" draw:caption-point-y="-2.9862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number-columns-repeated="2" table:style-name="ce5" office:value-type="string">
            <text:p>illegal</text:p>
          </table:table-cell>
          <table:table-cell table:style-name="ce8"/>
          <table:table-cell table:style-name="ce7" office:value-type="string">
            <text:p>illegal</text:p>
          </table:table-cell>
          <table:table-cell table:style-name="ce6"/>
          <table:table-cell table:style-name="ce8"/>
          <table:table-cell table:style-name="ce5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4.7996in" svg:y="2.928in" draw:caption-point-x="-14.7996in" draw:caption-point-y="-2.9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5.7161in" svg:y="2.9862in" draw:caption-point-x="-15.7161in" draw:caption-point-y="-2.9862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6.6213in" svg:y="2.9862in" draw:caption-point-x="-16.6213in" draw:caption-point-y="-2.9862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7.4902in" svg:y="2.928in" draw:caption-point-x="-17.4902in" draw:caption-point-y="-2.9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8.3472in" svg:y="2.928in" draw:caption-point-x="-18.3472in" draw:caption-point-y="-2.9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9.0791in" svg:y="2.9862in" draw:caption-point-x="-19.0791in" draw:caption-point-y="-2.9862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1" office:value-type="string">
            <office:annotation draw:style-name="gr1" draw:text-style-name="P2" svg:width="2.2831in" svg:height="0.9028in" svg:x="20.0795in" svg:y="2.928in" draw:caption-point-x="-20.0795in" draw:caption-point-y="-2.92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1161in" svg:y="2.928in" draw:caption-point-x="-21.1161in" draw:caption-point-y="-2.92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3.2366in" draw:caption-point-x="-21.2047in" draw:caption-point-y="-3.2366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2.928in" draw:caption-point-x="-22.1402in" draw:caption-point-y="-2.928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ofs – output</text:p>
          </table:table-cell>
          <table:table-cell table:number-columns-repeated="3" table:style-name="ce6" office:value-type="string"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0035in" svg:y="3.215in" draw:caption-point-x="-5.0035in" draw:caption-point-y="-3.2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354in" svg:y="3.215in" draw:caption-point-x="-5.7354in" draw:caption-point-y="-3.2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4673in" svg:y="3.215in" draw:caption-point-x="-6.4673in" draw:caption-point-y="-3.2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style-name="ce5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7" office:value-type="string">
            <text:p>illegal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5" office:value-type="string"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7996in" svg:y="3.215in" draw:caption-point-x="-14.7996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5.7161in" svg:y="3.215in" draw:caption-point-x="-15.7161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6.6213in" svg:y="3.215in" draw:caption-point-x="-16.6213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7.4902in" svg:y="3.215in" draw:caption-point-x="-17.4902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8.3472in" svg:y="3.215in" draw:caption-point-x="-18.3472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9.0791in" svg:y="3.215in" draw:caption-point-x="-19.0791in" draw:caption-point-y="-3.2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9028in" svg:x="20.0795in" svg:y="3.1378in" draw:caption-point-x="-20.0795in" draw:caption-point-y="-3.137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1.1161in" svg:y="3.1378in" draw:caption-point-x="-21.1161in" draw:caption-point-y="-3.137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9028in" svg:x="21.2047in" svg:y="3.4634in" draw:caption-point-x="-21.2047in" draw:caption-point-y="-3.4634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2.1402in" svg:y="3.1378in" draw:caption-point-x="-22.1402in" draw:caption-point-y="-3.137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</table:table-row>
        <table:table-row table:style-name="ro1">
          <table:table-cell/>
          <table:table-cell office:value-type="string">
            <text:p>sib – output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number-columns-repeated="2" table:style-name="ce8" office:value-type="string">
            <text:p><text:s/></text:p>
          </table:table-cell>
          <table:table-cell table:style-name="ce6"/>
          <table:table-cell table:style-name="ce8" table:number-columns-repeated="2"/>
          <table:table-cell table:style-name="ce7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p – inout</text:p>
          </table:table-cell>
          <table:table-cell table:style-name="ce6" table:number-columns-repeated="3"/>
          <table:table-cell table:style-name="ce6" office:value-type="string">
            <office:annotation draw:style-name="gr3" draw:text-style-name="P2" svg:width="1.1413in" svg:height="1.3146in" svg:x="5.0035in" svg:y="3.4343in" draw:caption-point-x="-5.0035in" draw:caption-point-y="-3.4343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1.3146in" svg:x="5.7354in" svg:y="3.4343in" draw:caption-point-x="-5.7354in" draw:caption-point-y="-3.4343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1.3146in" svg:x="6.4673in" svg:y="3.4343in" draw:caption-point-x="-6.4673in" draw:caption-point-y="-3.4343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number-columns-repeated="2" table:style-name="ce5" office:value-type="string">
            <text:p>illegal</text:p>
          </table:table-cell>
          <table:table-cell table:style-name="ce8"/>
          <table:table-cell table:style-name="ce5" office:value-type="string">
            <text:p>illegal</text:p>
          </table:table-cell>
          <table:table-cell table:style-name="ce6"/>
          <table:table-cell table:style-name="ce8"/>
          <table:table-cell table:style-name="ce7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4.7996in" svg:y="3.3764in" draw:caption-point-x="-14.7996in" draw:caption-point-y="-3.376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5.7161in" svg:y="3.4343in" draw:caption-point-x="-15.7161in" draw:caption-point-y="-3.434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6.6213in" svg:y="3.4343in" draw:caption-point-x="-16.6213in" draw:caption-point-y="-3.434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7.4902in" svg:y="3.3764in" draw:caption-point-x="-17.4902in" draw:caption-point-y="-3.376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8.3472in" svg:y="3.3764in" draw:caption-point-x="-18.3472in" draw:caption-point-y="-3.376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9.0791in" svg:y="3.4343in" draw:caption-point-x="-19.0791in" draw:caption-point-y="-3.434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1" office:value-type="string">
            <office:annotation draw:style-name="gr1" draw:text-style-name="P2" svg:width="2.2831in" svg:height="0.9028in" svg:x="20.0795in" svg:y="3.3764in" draw:caption-point-x="-20.0795in" draw:caption-point-y="-3.3764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1161in" svg:y="3.3764in" draw:caption-point-x="-21.1161in" draw:caption-point-y="-3.3764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3.9173in" draw:caption-point-x="-21.2047in" draw:caption-point-y="-3.9173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?</text:p>
          </table:table-cell>
          <table:table-cell table:style-name="ce1" office:value-type="string">
            <office:annotation draw:style-name="gr1" draw:text-style-name="P2" svg:width="2.2831in" svg:height="0.9028in" svg:x="22.1402in" svg:y="3.3764in" draw:caption-point-x="-22.1402in" draw:caption-point-y="-3.3764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?</text:p>
          </table:table-cell>
        </table:table-row>
        <table:table-row table:style-name="ro1">
          <table:table-cell office:value-type="string">
            <text:p>LHS???</text:p>
          </table:table-cell>
          <table:table-cell office:value-type="string">
            <text:p>ofs – inout</text:p>
          </table:table-cell>
          <table:table-cell table:number-columns-repeated="3" table:style-name="ce6" office:value-type="string"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0035in" svg:y="3.6634in" draw:caption-point-x="-5.0035in" draw:caption-point-y="-3.6634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354in" svg:y="3.6634in" draw:caption-point-x="-5.7354in" draw:caption-point-y="-3.6634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4673in" svg:y="3.6634in" draw:caption-point-x="-6.4673in" draw:caption-point-y="-3.6634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style-name="ce5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5" office:value-type="string">
            <text:p>illegal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7" office:value-type="string"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7996in" svg:y="3.6634in" draw:caption-point-x="-14.7996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5.7161in" svg:y="3.6634in" draw:caption-point-x="-15.7161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6.6213in" svg:y="3.6634in" draw:caption-point-x="-16.6213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7.4902in" svg:y="3.6634in" draw:caption-point-x="-17.4902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8.3472in" svg:y="3.6634in" draw:caption-point-x="-18.3472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9.0791in" svg:y="3.6634in" draw:caption-point-x="-19.0791in" draw:caption-point-y="-3.663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9028in" svg:x="20.0795in" svg:y="3.5764in" draw:caption-point-x="-20.0795in" draw:caption-point-y="-3.5764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1.1161in" svg:y="3.5764in" draw:caption-point-x="-21.1161in" draw:caption-point-y="-3.5764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9028in" svg:x="21.2047in" svg:y="4.1441in" draw:caption-point-x="-21.2047in" draw:caption-point-y="-4.1441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2.1402in" svg:y="3.5764in" draw:caption-point-x="-22.1402in" draw:caption-point-y="-3.5764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</table:table-row>
        <table:table-row table:style-name="ro1">
          <table:table-cell/>
          <table:table-cell office:value-type="string">
            <text:p>sib – inout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number-columns-repeated="2" table:style-name="ce8" office:value-type="string">
            <text:p><text:s/></text:p>
          </table:table-cell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7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4"/>
        </table:table-row>
        <table:table-row table:style-name="ro1">
          <table:table-cell office:value-type="string">
            <text:p>LHS???</text:p>
          </table:table-cell>
          <table:table-cell office:value-type="string">
            <text:p>p – input ps</text:p>
          </table:table-cell>
          <table:table-cell table:style-name="ce6" office:value-type="string">
            <office:annotation draw:style-name="gr2" draw:text-style-name="P2" svg:width="1.1413in" svg:height="0.6969in" svg:x="2.8075in" svg:y="3.8831in" draw:caption-point-x="-2.8075in" draw:caption-point-y="-3.8831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3.5398in" svg:y="3.8827in" draw:caption-point-x="-3.5398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4.2717in" svg:y="3.8827in" draw:caption-point-x="-4.2717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0035in" svg:y="3.8827in" draw:caption-point-x="-5.0035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354in" svg:y="3.8827in" draw:caption-point-x="-5.7354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4673in" svg:y="3.8827in" draw:caption-point-x="-6.4673in" draw:caption-point-y="-3.882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7.1996in" svg:y="3.8929in" draw:caption-point-x="-7.1996in" draw:caption-point-y="-3.8929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7.9315in" svg:y="3.8925in" draw:caption-point-x="-7.9315in" draw:caption-point-y="-3.892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8.6634in" svg:y="3.8925in" draw:caption-point-x="-8.6634in" draw:caption-point-y="-3.892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3953in" svg:y="3.8925in" draw:caption-point-x="-9.3953in" draw:caption-point-y="-3.892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0.1276in" svg:y="3.8929in" draw:caption-point-x="-10.1276in" draw:caption-point-y="-3.8929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0.8594in" svg:y="3.8925in" draw:caption-point-x="-10.8594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1.5913in" svg:y="3.8925in" draw:caption-point-x="-11.5913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2.3232in" svg:y="3.8925in" draw:caption-point-x="-12.3232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3.0551in" svg:y="3.8925in" draw:caption-point-x="-13.0551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3.7874in" svg:y="3.8925in" draw:caption-point-x="-13.7874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7996in" svg:y="3.8925in" draw:caption-point-x="-14.7996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5.7161in" svg:y="3.8925in" draw:caption-point-x="-15.7161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6.6213in" svg:y="3.8925in" draw:caption-point-x="-16.6213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7.4902in" svg:y="3.8925in" draw:caption-point-x="-17.4902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8.3472in" svg:y="3.8925in" draw:caption-point-x="-18.3472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9.0791in" svg:y="3.8925in" draw:caption-point-x="-19.0791in" draw:caption-point-y="-3.892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9028in" svg:x="20.0795in" svg:y="3.8051in" draw:caption-point-x="-20.0795in" draw:caption-point-y="-3.8051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1.1161in" svg:y="3.8051in" draw:caption-point-x="-21.1161in" draw:caption-point-y="-3.8051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1.2047in" svg:y="4.598in" draw:caption-point-x="-21.2047in" draw:caption-point-y="-4.59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2.1402in" svg:y="3.8051in" draw:caption-point-x="-22.1402in" draw:caption-point-y="-3.8051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ofs – input ps</text:p>
          </table:table-cell>
          <table:table-cell table:style-name="ce6" office:value-type="string">
            <office:annotation draw:style-name="gr1" draw:text-style-name="P2" svg:width="1.1413in" svg:height="1.3146in" svg:x="2.8075in" svg:y="4.0441in" draw:caption-point-x="-2.8075in" draw:caption-point-y="-4.0441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3.5398in" svg:y="4.0728in" draw:caption-point-x="-3.5398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4.2717in" svg:y="4.0728in" draw:caption-point-x="-4.2717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0035in" svg:y="4.0728in" draw:caption-point-x="-5.0035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7354in" svg:y="4.0728in" draw:caption-point-x="-5.7354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6.4673in" svg:y="4.0728in" draw:caption-point-x="-6.4673in" draw:caption-point-y="-4.0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7.1996in" svg:y="4.1213in" draw:caption-point-x="-7.1996in" draw:caption-point-y="-4.121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7.9315in" svg:y="4.1213in" draw:caption-point-x="-7.9315in" draw:caption-point-y="-4.121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8.6634in" svg:y="4.1213in" draw:caption-point-x="-8.6634in" draw:caption-point-y="-4.121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3953in" svg:y="4.1213in" draw:caption-point-x="-9.3953in" draw:caption-point-y="-4.121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0.1276in" svg:y="4.1024in" draw:caption-point-x="-10.1276in" draw:caption-point-y="-4.102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0.8594in" svg:y="4.1213in" draw:caption-point-x="-10.8594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1.5913in" svg:y="4.1213in" draw:caption-point-x="-11.5913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2.3232in" svg:y="4.0441in" draw:caption-point-x="-12.3232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3.0551in" svg:y="4.0441in" draw:caption-point-x="-13.0551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3.7874in" svg:y="4.1213in" draw:caption-point-x="-13.7874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1" office:value-type="string">
            <office:annotation draw:style-name="gr1" draw:text-style-name="P2" svg:width="1.1413in" svg:height="1.3146in" svg:x="14.7996in" svg:y="4.0441in" draw:caption-point-x="-14.7996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7" office:value-type="string">
            <office:annotation draw:style-name="gr2" draw:text-style-name="P2" svg:width="1.1413in" svg:height="0.6969in" svg:x="15.7161in" svg:y="4.1213in" draw:caption-point-x="-15.7161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6.6213in" svg:y="4.1213in" draw:caption-point-x="-16.6213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7.4902in" svg:y="4.0441in" draw:caption-point-x="-17.4902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8.3472in" svg:y="4.0441in" draw:caption-point-x="-18.3472in" draw:caption-point-y="-4.0441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9.0791in" svg:y="4.1213in" draw:caption-point-x="-19.0791in" draw:caption-point-y="-4.121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1" office:value-type="string">
            <office:annotation draw:style-name="gr1" draw:text-style-name="P2" svg:width="2.2831in" svg:height="0.9028in" svg:x="20.0795in" svg:y="4.0441in" draw:caption-point-x="-20.0795in" draw:caption-point-y="-4.0441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 text:c="2"/></text:p>
          </table:table-cell>
          <table:table-cell table:style-name="ce1" office:value-type="string">
            <office:annotation draw:style-name="gr1" draw:text-style-name="P2" svg:width="2.2831in" svg:height="0.9028in" svg:x="21.1161in" svg:y="4.0441in" draw:caption-point-x="-21.1161in" draw:caption-point-y="-4.0441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8" office:value-type="string">
            <office:annotation draw:style-name="gr1" draw:text-style-name="P2" svg:width="2.2831in" svg:height="0.9028in" svg:x="21.2047in" svg:y="4.8252in" draw:caption-point-x="-21.2047in" draw:caption-point-y="-4.8252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4.0441in" draw:caption-point-x="-22.1402in" draw:caption-point-y="-4.0441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</table:table-row>
        <table:table-row table:style-name="ro1">
          <table:table-cell/>
          <table:table-cell office:value-type="string">
            <text:p>sib – input ps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6"/>
          <table:table-cell table:style-name="ce8" table:number-columns-repeated="2"/>
          <table:table-cell table:style-name="ce7" office:value-type="string">
            <text:p>illegal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6"/>
          <table:table-cell table:style-name="ce8"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p – output ps</text:p>
          </table:table-cell>
          <table:table-cell table:style-name="ce6" office:value-type="string">
            <office:annotation draw:style-name="gr1" draw:text-style-name="P2" svg:width="1.1413in" svg:height="1.3146in" svg:x="2.8075in" svg:y="4.302in" draw:caption-point-x="-2.8075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3.5398in" svg:y="4.302in" draw:caption-point-x="-3.5398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4.2717in" svg:y="4.302in" draw:caption-point-x="-4.2717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0035in" svg:y="4.302in" draw:caption-point-x="-5.0035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7354in" svg:y="4.302in" draw:caption-point-x="-5.7354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6.4673in" svg:y="4.302in" draw:caption-point-x="-6.4673in" draw:caption-point-y="-4.302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7.1996in" svg:y="4.3504in" draw:caption-point-x="-7.1996in" draw:caption-point-y="-4.350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7.9315in" svg:y="4.3504in" draw:caption-point-x="-7.9315in" draw:caption-point-y="-4.350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8.6634in" svg:y="4.3504in" draw:caption-point-x="-8.6634in" draw:caption-point-y="-4.350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3953in" svg:y="4.3504in" draw:caption-point-x="-9.3953in" draw:caption-point-y="-4.350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10.1276in" svg:y="4.2728in" draw:caption-point-x="-10.1276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0.8594in" svg:y="4.3504in" draw:caption-point-x="-10.8594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1.5913in" svg:y="4.3504in" draw:caption-point-x="-11.5913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illegal</text:p>
          </table:table-cell>
          <table:table-cell table:style-name="ce1" office:value-type="string">
            <office:annotation draw:style-name="gr1" draw:text-style-name="P2" svg:width="1.1413in" svg:height="1.3146in" svg:x="12.3232in" svg:y="4.2728in" draw:caption-point-x="-12.3232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3.0551in" svg:y="4.2728in" draw:caption-point-x="-13.0551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3.7874in" svg:y="4.3504in" draw:caption-point-x="-13.7874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4.7996in" svg:y="4.2728in" draw:caption-point-x="-14.7996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5.7161in" svg:y="4.3504in" draw:caption-point-x="-15.7161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7" office:value-type="string">
            <office:annotation draw:style-name="gr2" draw:text-style-name="P2" svg:width="1.1413in" svg:height="0.6969in" svg:x="16.6213in" svg:y="4.3504in" draw:caption-point-x="-16.6213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7.4902in" svg:y="4.2728in" draw:caption-point-x="-17.4902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8.3472in" svg:y="4.2728in" draw:caption-point-x="-18.3472in" draw:caption-point-y="-4.2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illegal</text:p>
          </table:table-cell>
          <table:table-cell table:style-name="ce6" office:value-type="string">
            <office:annotation draw:style-name="gr2" draw:text-style-name="P2" svg:width="1.1413in" svg:height="0.6969in" svg:x="19.0791in" svg:y="4.3504in" draw:caption-point-x="-19.0791in" draw:caption-point-y="-4.350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1" office:value-type="string">
            <office:annotation draw:style-name="gr1" draw:text-style-name="P2" svg:width="2.2831in" svg:height="0.9028in" svg:x="20.0795in" svg:y="4.2728in" draw:caption-point-x="-20.0795in" draw:caption-point-y="-4.272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 text:c="2"/></text:p>
          </table:table-cell>
          <table:table-cell table:style-name="ce1" office:value-type="string">
            <office:annotation draw:style-name="gr1" draw:text-style-name="P2" svg:width="2.2831in" svg:height="0.9028in" svg:x="21.1161in" svg:y="4.2728in" draw:caption-point-x="-21.1161in" draw:caption-point-y="-4.272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5.2787in" draw:caption-point-x="-21.2047in" draw:caption-point-y="-5.2787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4.2728in" draw:caption-point-x="-22.1402in" draw:caption-point-y="-4.2728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ofs – output ps</text:p>
          </table:table-cell>
          <table:table-cell table:style-name="ce6" office:value-type="string">
            <office:annotation draw:style-name="gr2" draw:text-style-name="P2" svg:width="1.1413in" svg:height="0.6969in" svg:x="2.8075in" svg:y="4.5697in" draw:caption-point-x="-2.8075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3.5398in" svg:y="4.5697in" draw:caption-point-x="-3.5398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4.2717in" svg:y="4.5697in" draw:caption-point-x="-4.2717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0035in" svg:y="4.5697in" draw:caption-point-x="-5.0035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354in" svg:y="4.5697in" draw:caption-point-x="-5.7354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4673in" svg:y="4.5697in" draw:caption-point-x="-6.4673in" draw:caption-point-y="-4.569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7.1996in" svg:y="4.5795in" draw:caption-point-x="-7.1996in" draw:caption-point-y="-4.579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7.9315in" svg:y="4.5795in" draw:caption-point-x="-7.9315in" draw:caption-point-y="-4.579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8.6634in" svg:y="4.5795in" draw:caption-point-x="-8.6634in" draw:caption-point-y="-4.579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3953in" svg:y="4.5795in" draw:caption-point-x="-9.3953in" draw:caption-point-y="-4.579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0.1276in" svg:y="4.5795in" draw:caption-point-x="-10.1276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0.8594in" svg:y="4.5795in" draw:caption-point-x="-10.8594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1.5913in" svg:y="4.5795in" draw:caption-point-x="-11.5913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2.3232in" svg:y="4.5795in" draw:caption-point-x="-12.3232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3.0551in" svg:y="4.5795in" draw:caption-point-x="-13.0551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3.7874in" svg:y="4.5795in" draw:caption-point-x="-13.7874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7996in" svg:y="4.5795in" draw:caption-point-x="-14.7996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5.7161in" svg:y="4.5795in" draw:caption-point-x="-15.7161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6.6213in" svg:y="4.5795in" draw:caption-point-x="-16.6213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7" office:value-type="string">
            <office:annotation draw:style-name="gr2" draw:text-style-name="P2" svg:width="1.1413in" svg:height="0.6969in" svg:x="17.4902in" svg:y="4.5795in" draw:caption-point-x="-17.4902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8.3472in" svg:y="4.5795in" draw:caption-point-x="-18.3472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9.0791in" svg:y="4.5795in" draw:caption-point-x="-19.0791in" draw:caption-point-y="-4.5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9028in" svg:x="20.0795in" svg:y="4.4728in" draw:caption-point-x="-20.0795in" draw:caption-point-y="-4.472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1.1161in" svg:y="4.4728in" draw:caption-point-x="-21.1161in" draw:caption-point-y="-4.472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9028in" svg:x="21.2047in" svg:y="5.5059in" draw:caption-point-x="-21.2047in" draw:caption-point-y="-5.5059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2.1402in" svg:y="4.4728in" draw:caption-point-x="-22.1402in" draw:caption-point-y="-4.4728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</table:table-row>
        <table:table-row table:style-name="ro1">
          <table:table-cell/>
          <table:table-cell office:value-type="string">
            <text:p>sib – output ps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7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4"/>
        </table:table-row>
        <table:table-row table:style-name="ro1">
          <table:table-cell office:value-type="string">
            <text:p>LHS???</text:p>
          </table:table-cell>
          <table:table-cell office:value-type="string">
            <text:p>p – inout ps</text:p>
          </table:table-cell>
          <table:table-cell table:style-name="ce6" office:value-type="string">
            <office:annotation draw:style-name="gr1" draw:text-style-name="P2" svg:width="1.1413in" svg:height="1.3146in" svg:x="2.8075in" svg:y="4.7504in" draw:caption-point-x="-2.8075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3.5398in" svg:y="4.7504in" draw:caption-point-x="-3.5398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4.2717in" svg:y="4.7504in" draw:caption-point-x="-4.2717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0035in" svg:y="4.7504in" draw:caption-point-x="-5.0035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7354in" svg:y="4.7504in" draw:caption-point-x="-5.7354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6.4673in" svg:y="4.7504in" draw:caption-point-x="-6.4673in" draw:caption-point-y="-4.750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7.1996in" svg:y="4.8083in" draw:caption-point-x="-7.1996in" draw:caption-point-y="-4.808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7.9315in" svg:y="4.8083in" draw:caption-point-x="-7.9315in" draw:caption-point-y="-4.808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8.6634in" svg:y="4.8083in" draw:caption-point-x="-8.6634in" draw:caption-point-y="-4.808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3953in" svg:y="4.8083in" draw:caption-point-x="-9.3953in" draw:caption-point-y="-4.808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10.1276in" svg:y="4.7213in" draw:caption-point-x="-10.1276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0.8594in" svg:y="4.8083in" draw:caption-point-x="-10.8594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1.5913in" svg:y="4.8083in" draw:caption-point-x="-11.5913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2.3232in" svg:y="4.7213in" draw:caption-point-x="-12.3232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3.0551in" svg:y="4.7213in" draw:caption-point-x="-13.0551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3.7874in" svg:y="4.8083in" draw:caption-point-x="-13.7874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4.7996in" svg:y="4.7213in" draw:caption-point-x="-14.7996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5.7161in" svg:y="4.8083in" draw:caption-point-x="-15.7161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6.6213in" svg:y="4.8083in" draw:caption-point-x="-16.6213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1" draw:text-style-name="P2" svg:width="1.1413in" svg:height="1.3146in" svg:x="17.4902in" svg:y="4.7213in" draw:caption-point-x="-17.4902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7" office:value-type="string">
            <office:annotation draw:style-name="gr1" draw:text-style-name="P2" svg:width="1.1413in" svg:height="1.3146in" svg:x="18.3472in" svg:y="4.7213in" draw:caption-point-x="-18.3472in" draw:caption-point-y="-4.721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9.0791in" svg:y="4.8083in" draw:caption-point-x="-19.0791in" draw:caption-point-y="-4.808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1" office:value-type="string">
            <office:annotation draw:style-name="gr1" draw:text-style-name="P2" svg:width="2.2831in" svg:height="0.9028in" svg:x="20.0795in" svg:y="4.7213in" draw:caption-point-x="-20.0795in" draw:caption-point-y="-4.7213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1161in" svg:y="4.7213in" draw:caption-point-x="-21.1161in" draw:caption-point-y="-4.7213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1.2047in" svg:y="5.9598in" draw:caption-point-x="-21.2047in" draw:caption-point-y="-5.9598in">
              <dc:creator>EP</dc:creator>
              <dc:date>2008-07-28T00:00:00</dc:date>
              <text:p text:style-name="P1"><text:span text:style-name="T1">-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2.2831in" svg:height="0.9028in" svg:x="22.1402in" svg:y="4.7213in" draw:caption-point-x="-22.1402in" draw:caption-point-y="-4.7213in">
              <dc:creator>EP</dc:creator>
              <dc:date>2008-07-28T00:00:00</dc:date>
              <text:p text:style-name="P1"><text:span text:style-name="T1">assign_part_select_pps_op_concat_replic_valid.pl</text:span></text:p>
              <text:p text:style-name="P1"><text:span text:style-name="T1">-assign_part_select_minus_pps_op_concat_replic_valid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???</text:p>
          </table:table-cell>
          <table:table-cell office:value-type="string">
            <text:p>ofs – inout ps</text:p>
          </table:table-cell>
          <table:table-cell table:style-name="ce6" office:value-type="string">
            <office:annotation draw:style-name="gr2" draw:text-style-name="P2" svg:width="1.1413in" svg:height="0.6969in" svg:x="2.8075in" svg:y="5.028in" draw:caption-point-x="-2.8075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3.5398in" svg:y="5.028in" draw:caption-point-x="-3.5398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4.2717in" svg:y="5.028in" draw:caption-point-x="-4.2717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0035in" svg:y="5.028in" draw:caption-point-x="-5.0035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354in" svg:y="5.028in" draw:caption-point-x="-5.7354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4673in" svg:y="5.028in" draw:caption-point-x="-6.4673in" draw:caption-point-y="-5.028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7.1996in" svg:y="5.0374in" draw:caption-point-x="-7.1996in" draw:caption-point-y="-5.037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7.9315in" svg:y="5.0374in" draw:caption-point-x="-7.9315in" draw:caption-point-y="-5.037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8.6634in" svg:y="5.0374in" draw:caption-point-x="-8.6634in" draw:caption-point-y="-5.037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3953in" svg:y="5.0374in" draw:caption-point-x="-9.3953in" draw:caption-point-y="-5.037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0.1276in" svg:y="5.0374in" draw:caption-point-x="-10.1276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0.8594in" svg:y="5.0374in" draw:caption-point-x="-10.8594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1.5913in" svg:y="5.0374in" draw:caption-point-x="-11.5913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2.3232in" svg:y="5.0374in" draw:caption-point-x="-12.3232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3.0551in" svg:y="5.0374in" draw:caption-point-x="-13.0551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3.7874in" svg:y="5.0374in" draw:caption-point-x="-13.7874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7996in" svg:y="5.0374in" draw:caption-point-x="-14.7996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5.7161in" svg:y="5.0374in" draw:caption-point-x="-15.7161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6.6213in" svg:y="5.0374in" draw:caption-point-x="-16.6213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7.4902in" svg:y="5.0374in" draw:caption-point-x="-17.4902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8.3472in" svg:y="5.0374in" draw:caption-point-x="-18.3472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7" office:value-type="string">
            <office:annotation draw:style-name="gr2" draw:text-style-name="P2" svg:width="1.1413in" svg:height="0.6969in" svg:x="19.0791in" svg:y="5.0374in" draw:caption-point-x="-19.0791in" draw:caption-point-y="-5.037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9028in" svg:x="20.0795in" svg:y="4.9213in" draw:caption-point-x="-20.0795in" draw:caption-point-y="-4.9213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1.1161in" svg:y="4.9213in" draw:caption-point-x="-21.1161in" draw:caption-point-y="-4.9213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9028in" svg:x="21.2047in" svg:y="6.1866in" draw:caption-point-x="-21.2047in" draw:caption-point-y="-6.1866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9028in" svg:x="22.1402in" svg:y="4.9213in" draw:caption-point-x="-22.1402in" draw:caption-point-y="-4.9213in">
              <dc:creator>EP</dc:creator>
              <dc:date>2008-07-18T00:00:00</dc:date>
              <text:p text:style-name="P1"><text:span text:style-name="T1">assign_part_select_pps_op_concat_replic_invalid.pl</text:span></text:p>
            </office:annotation>
            <text:p><text:s/></text:p>
          </table:table-cell>
        </table:table-row>
        <table:table-row table:style-name="ro1">
          <table:table-cell/>
          <table:table-cell office:value-type="string">
            <text:p>sib – inout ps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7"/>
          <table:table-cell table:style-name="ce8" table:number-columns-repeated="4"/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op expr</text:p>
          </table:table-cell>
          <table:table-cell table:style-name="ce5" office:value-type="string">
            <office:annotation draw:style-name="gr2" draw:text-style-name="P2" svg:width="1.1413in" svg:height="0.4909in" svg:x="2.8075in" svg:y="5.1118in" draw:caption-point-x="-2.8075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3.5398in" svg:y="5.1118in" draw:caption-point-x="-3.5398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4.2717in" svg:y="5.1118in" draw:caption-point-x="-4.2717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0035in" svg:y="5.1118in" draw:caption-point-x="-5.0035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354in" svg:y="5.1118in" draw:caption-point-x="-5.7354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4673in" svg:y="5.1118in" draw:caption-point-x="-6.4673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1996in" svg:y="5.1118in" draw:caption-point-x="-7.1996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9315in" svg:y="5.1118in" draw:caption-point-x="-7.9315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6634in" svg:y="5.1118in" draw:caption-point-x="-8.6634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3953in" svg:y="5.1118in" draw:caption-point-x="-9.3953in" draw:caption-point-y="-5.1118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6" office:value-type="string">
            <office:annotation draw:style-name="gr3" draw:text-style-name="P2" svg:width="1.1413in" svg:height="0.4909in" svg:x="10.1276in" svg:y="5.1118in" draw:caption-point-x="-10.1276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0.8594in" svg:y="5.1118in" draw:caption-point-x="-10.8594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4909in" svg:x="11.5913in" svg:y="5.1118in" draw:caption-point-x="-11.5913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2.3232in" svg:y="5.1118in" draw:caption-point-x="-12.3232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4909in" svg:x="13.0551in" svg:y="5.1118in" draw:caption-point-x="-13.0551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3.7874in" svg:y="5.1118in" draw:caption-point-x="-13.7874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4.7996in" svg:y="5.1118in" draw:caption-point-x="-14.7996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5.7161in" svg:y="5.1118in" draw:caption-point-x="-15.7161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6.6213in" svg:y="5.1118in" draw:caption-point-x="-16.6213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7.4902in" svg:y="5.1118in" draw:caption-point-x="-17.4902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8.3472in" svg:y="5.1118in" draw:caption-point-x="-18.3472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9.0791in" svg:y="5.1118in" draw:caption-point-x="-19.0791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7" office:value-type="string">
            <office:annotation draw:style-name="gr2" draw:text-style-name="P2" svg:width="1.1413in" svg:height="0.4909in" svg:x="20.0795in" svg:y="5.1118in" draw:caption-point-x="-20.0795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1161in" svg:y="5.1118in" draw:caption-point-x="-21.1161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2047in" svg:y="6.6406in" draw:caption-point-x="-21.2047in" draw:caption-point-y="-6.6406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2.1402in" svg:y="5.1118in" draw:caption-point-x="-22.1402in" draw:caption-point-y="-5.1118in">
              <dc:creator>bb</dc:creator>
              <dc:date>2008-07-21T00:00:00</dc:date>
              <text:p text:style-name="P1"><text:span text:style-name="T1">assign_ps_op_cc_invalid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cc expr vars</text:p>
          </table:table-cell>
          <table:table-cell table:style-name="ce6" office:value-type="string">
            <office:annotation draw:style-name="gr3" draw:text-style-name="P2" svg:width="1.1413in" svg:height="0.9028in" svg:x="2.8075in" svg:y="5.3311in" draw:caption-point-x="-2.8075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0.9028in" svg:x="3.5398in" svg:y="5.3311in" draw:caption-point-x="-3.5398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4.2717in" svg:y="5.3311in" draw:caption-point-x="-4.2717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5.0035in" svg:y="5.3311in" draw:caption-point-x="-5.0035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5.7354in" svg:y="5.3311in" draw:caption-point-x="-5.7354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6.4673in" svg:y="5.3311in" draw:caption-point-x="-6.4673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4909in" svg:x="7.1996in" svg:y="5.3311in" draw:caption-point-x="-7.1996in" draw:caption-point-y="-5.331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9315in" svg:y="5.3311in" draw:caption-point-x="-7.9315in" draw:caption-point-y="-5.331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6634in" svg:y="5.3311in" draw:caption-point-x="-8.6634in" draw:caption-point-y="-5.331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3953in" svg:y="5.3311in" draw:caption-point-x="-9.3953in" draw:caption-point-y="-5.331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6" office:value-type="string">
            <office:annotation draw:style-name="gr3" draw:text-style-name="P2" svg:width="1.1413in" svg:height="0.9028in" svg:x="10.1276in" svg:y="5.3311in" draw:caption-point-x="-10.1276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0.8594in" svg:y="5.3311in" draw:caption-point-x="-10.8594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1.5913in" svg:y="5.3311in" draw:caption-point-x="-11.5913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12.3232in" svg:y="5.3311in" draw:caption-point-x="-12.3232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9028in" svg:x="13.0551in" svg:y="5.3311in" draw:caption-point-x="-13.0551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3.7874in" svg:y="5.3311in" draw:caption-point-x="-13.7874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9028in" svg:x="14.7996in" svg:y="5.3311in" draw:caption-point-x="-14.7996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5.7161in" svg:y="5.3311in" draw:caption-point-x="-15.7161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6.6213in" svg:y="5.3311in" draw:caption-point-x="-16.6213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17.4902in" svg:y="5.3311in" draw:caption-point-x="-17.4902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9028in" svg:x="18.3472in" svg:y="5.3311in" draw:caption-point-x="-18.3472in" draw:caption-point-y="-5.3311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9.0791in" svg:y="5.3311in" draw:caption-point-x="-19.0791in" draw:caption-point-y="-5.3311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9028in" svg:x="20.0795in" svg:y="5.3311in" draw:caption-point-x="-20.0795in" draw:caption-point-y="-5.3311in">
              <dc:creator>bb</dc:creator>
              <dc:date>2008-07-28T00:00:00</dc:date>
              <text:p text:style-name="P1"><text:span text:style-name="T1">assign_part_sel_valid.1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7" office:value-type="string">
            <office:annotation draw:style-name="gr3" draw:text-style-name="P2" svg:width="1.1413in" svg:height="0.9028in" svg:x="21.1161in" svg:y="5.3311in" draw:caption-point-x="-21.1161in" draw:caption-point-y="-5.3311in">
              <dc:creator>bb</dc:creator>
              <dc:date>2008-07-28T00:00:00</dc:date>
              <text:p text:style-name="P1"><text:span text:style-name="T1">assign_part_sel_valid.1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21.2047in" svg:y="6.8673in" draw:caption-point-x="-21.2047in" draw:caption-point-y="-6.8673in">
              <dc:creator>bb</dc:creator>
              <dc:date>2008-07-28T00:00:00</dc:date>
              <text:p text:style-name="P1"><text:span text:style-name="T1">assign_part_sel_valid.1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14" office:value-type="string">
            <office:annotation draw:style-name="gr3" draw:text-style-name="P2" svg:width="1.1413in" svg:height="0.9028in" svg:x="22.1402in" svg:y="5.3311in" draw:caption-point-x="-22.1402in" draw:caption-point-y="-5.3311in">
              <dc:creator>bb</dc:creator>
              <dc:date>2008-07-28T00:00:00</dc:date>
              <text:p text:style-name="P1"><text:span text:style-name="T1">assign_part_sel_valid.1pl</text:span></text:p>
              <text:p text:style-name="P1"><text:span text:style-name="T1">assign_part_sel_valid2.pl</text:span></text:p>
            </office:annotation>
            <text:p><text:s/>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cc expr nums</text:p>
          </table:table-cell>
          <table:table-cell table:style-name="ce5" office:value-type="string">
            <office:annotation draw:style-name="gr2" draw:text-style-name="P2" svg:width="1.1413in" svg:height="0.4909in" svg:x="2.8075in" svg:y="5.5504in" draw:caption-point-x="-2.8075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3.5398in" svg:y="5.5504in" draw:caption-point-x="-3.5398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4.2717in" svg:y="5.5504in" draw:caption-point-x="-4.2717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0035in" svg:y="5.5504in" draw:caption-point-x="-5.0035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354in" svg:y="5.5504in" draw:caption-point-x="-5.7354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4673in" svg:y="5.5504in" draw:caption-point-x="-6.4673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1996in" svg:y="5.5504in" draw:caption-point-x="-7.1996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9315in" svg:y="5.5504in" draw:caption-point-x="-7.9315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6634in" svg:y="5.5504in" draw:caption-point-x="-8.6634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3953in" svg:y="5.5504in" draw:caption-point-x="-9.3953in" draw:caption-point-y="-5.5504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4909in" svg:x="10.1276in" svg:y="5.5504in" draw:caption-point-x="-10.1276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10.8594in" svg:y="5.5504in" draw:caption-point-x="-10.8594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1.5913in" svg:y="5.5504in" draw:caption-point-x="-11.5913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12.3232in" svg:y="5.5504in" draw:caption-point-x="-12.3232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3.0551in" svg:y="5.5504in" draw:caption-point-x="-13.0551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?</text:p>
          </table:table-cell>
          <table:table-cell table:style-name="ce8" office:value-type="string">
            <office:annotation draw:style-name="gr2" draw:text-style-name="P2" svg:width="1.1413in" svg:height="0.4909in" svg:x="13.7874in" svg:y="5.5504in" draw:caption-point-x="-13.7874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4.7996in" svg:y="5.5504in" draw:caption-point-x="-14.7996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15.7161in" svg:y="5.5504in" draw:caption-point-x="-15.7161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6.6213in" svg:y="5.5504in" draw:caption-point-x="-16.6213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17.4902in" svg:y="5.5504in" draw:caption-point-x="-17.4902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8.3472in" svg:y="5.5504in" draw:caption-point-x="-18.3472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19.0791in" svg:y="5.5504in" draw:caption-point-x="-19.0791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4909in" svg:x="20.0795in" svg:y="5.5504in" draw:caption-point-x="-20.0795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1161in" svg:y="5.5504in" draw:caption-point-x="-21.1161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7" office:value-type="string">
            <office:annotation draw:style-name="gr2" draw:text-style-name="P2" svg:width="1.1413in" svg:height="0.4909in" svg:x="21.2047in" svg:y="7.0945in" draw:caption-point-x="-21.2047in" draw:caption-point-y="-7.0945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2.1402in" svg:y="5.5504in" draw:caption-point-x="-22.1402in" draw:caption-point-y="-5.5504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table:style-name="ce3" office:value-type="string">
            <text:p>rep expr</text:p>
          </table:table-cell>
          <table:table-cell table:style-name="ce5" office:value-type="string">
            <office:annotation draw:style-name="gr2" draw:text-style-name="P2" svg:width="1.1413in" svg:height="0.4909in" svg:x="2.8075in" svg:y="5.7697in" draw:caption-point-x="-2.8075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3.5398in" svg:y="5.7697in" draw:caption-point-x="-3.5398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4.2717in" svg:y="5.7697in" draw:caption-point-x="-4.2717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0035in" svg:y="5.7697in" draw:caption-point-x="-5.0035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354in" svg:y="5.7697in" draw:caption-point-x="-5.7354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4673in" svg:y="5.7697in" draw:caption-point-x="-6.4673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1996in" svg:y="5.7697in" draw:caption-point-x="-7.1996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7.9315in" svg:y="5.7697in" draw:caption-point-x="-7.9315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6634in" svg:y="5.7697in" draw:caption-point-x="-8.6634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3953in" svg:y="5.7697in" draw:caption-point-x="-9.3953in" draw:caption-point-y="-5.7697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4909in" svg:x="10.1276in" svg:y="5.7697in" draw:caption-point-x="-10.1276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0.8594in" svg:y="5.7697in" draw:caption-point-x="-10.8594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1.5913in" svg:y="5.7697in" draw:caption-point-x="-11.5913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2.3232in" svg:y="5.7697in" draw:caption-point-x="-12.3232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3.0551in" svg:y="5.7697in" draw:caption-point-x="-13.0551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?</text:p>
          </table:table-cell>
          <table:table-cell table:style-name="ce6" office:value-type="string">
            <office:annotation draw:style-name="gr2" draw:text-style-name="P2" svg:width="1.1413in" svg:height="0.4909in" svg:x="13.7874in" svg:y="5.7697in" draw:caption-point-x="-13.7874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4.7996in" svg:y="5.7697in" draw:caption-point-x="-14.7996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5.7161in" svg:y="5.7697in" draw:caption-point-x="-15.7161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6.6213in" svg:y="5.7697in" draw:caption-point-x="-16.6213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7.4902in" svg:y="5.7697in" draw:caption-point-x="-17.4902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8.3472in" svg:y="5.7697in" draw:caption-point-x="-18.3472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9.0791in" svg:y="5.7697in" draw:caption-point-x="-19.0791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4909in" svg:x="20.0795in" svg:y="5.7697in" draw:caption-point-x="-20.0795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1161in" svg:y="5.7697in" draw:caption-point-x="-21.1161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1.2047in" svg:y="7.3213in" draw:caption-point-x="-21.2047in" draw:caption-point-y="-7.3213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  <table:table-cell table:style-name="ce7" office:value-type="string">
            <office:annotation draw:style-name="gr2" draw:text-style-name="P2" svg:width="1.1413in" svg:height="0.4909in" svg:x="22.1402in" svg:y="5.7697in" draw:caption-point-x="-22.1402in" draw:caption-point-y="-5.7697in">
              <dc:creator>bb</dc:creator>
              <dc:date>2008-07-21T00:00:00</dc:date>
              <text:p text:style-name="P1"><text:span text:style-name="T1">assign_ps_cc_repl_invalid.pl</text:span></text:p>
            </office:annotation>
            <text:p>illegal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22"/>
        </table:table-row>
        <table:table-row table:style-name="ro1">
          <table:table-cell/>
          <table:table-cell table:style-name="Default" office:value-type="string">
            <text:p>wl= width of LHS object </text:p>
          </table:table-cell>
          <table:table-cell table:number-columns-repeated="6"/>
          <table:table-cell table:style-name="Default" table:number-columns-repeated="4"/>
          <table:table-cell table:number-columns-repeated="2"/>
          <table:table-cell table:style-name="ce10"/>
          <table:table-cell/>
          <table:table-cell office:value-type="string">
            <text:p>not applicable</text:p>
          </table:table-cell>
          <table:table-cell table:number-columns-repeated="4"/>
          <table:table-cell office:value-type="string">
            <text:p>p – parent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>
            <text:p>wr= width of RHS object or replicated object in a rep expr</text:p>
          </table:table-cell>
          <table:table-cell table:number-columns-repeated="6"/>
          <table:table-cell table:style-name="Default" table:number-columns-repeated="4"/>
          <table:table-cell table:number-columns-repeated="2"/>
          <table:table-cell table:style-name="ce11"/>
          <table:table-cell/>
          <table:table-cell office:value-type="string">
            <text:p>illegal</text:p>
          </table:table-cell>
          <table:table-cell table:number-columns-repeated="4"/>
          <table:table-cell office:value-type="string">
            <text:p>ofs – offspring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>
            <text:p>wli = operand i of the LHS op/cc expressions</text:p>
          </table:table-cell>
          <table:table-cell table:number-columns-repeated="6"/>
          <table:table-cell table:style-name="Default" table:number-columns-repeated="4"/>
          <table:table-cell table:number-columns-repeated="2"/>
          <table:table-cell table:style-name="ce12"/>
          <table:table-cell/>
          <table:table-cell office:value-type="string">
            <text:p>symmetry axis</text:p>
          </table:table-cell>
          <table:table-cell table:number-columns-repeated="4"/>
          <table:table-cell office:value-type="string">
            <text:p>sib – sibling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>
            <text:p>wrj = operand j of the RHS op/cc expressions</text:p>
          </table:table-cell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s – signal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>
            <text:p>R = replication number in a rep expr</text:p>
          </table:table-cell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sg – signal group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ifc – interface</text:p>
          </table:table-cell>
          <table:table-cell table:number-columns-repeated="12"/>
        </table:table-row>
        <table:table-row table:style-name="ro1">
          <table:table-cell office:value-type="string">
            <text:p>Direction checks</text:p>
          </table:table-cell>
          <table:table-cell table:style-name="Default"/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ps – part select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expr – express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cc – concatenate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cck(x,y) = connection compatibility check of pair objects x and y</text:p>
          </table:table-cell>
          <table:table-cell table:number-columns-repeated="5"/>
          <table:table-cell table:style-name="Default" table:number-columns-repeated="4"/>
          <table:table-cell table:number-columns-repeated="9"/>
          <table:table-cell office:value-type="string">
            <text:p>rep – replica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l = LHS object</text:p>
          </table:table-cell>
          <table:table-cell table:number-columns-repeated="5"/>
          <table:table-cell table:style-name="Default" table:number-columns-repeated="4"/>
          <table:table-cell table:number-columns-repeated="22"/>
        </table:table-row>
        <table:table-row table:style-name="ro1">
          <table:table-cell/>
          <table:table-cell table:style-name="Default"/>
          <table:table-cell office:value-type="string">
            <text:p>r = RHS object</text:p>
          </table:table-cell>
          <table:table-cell table:number-columns-repeated="5"/>
          <table:table-cell table:style-name="Default" table:number-columns-repeated="4"/>
          <table:table-cell table:number-columns-repeated="22"/>
        </table:table-row>
        <table:table-row table:style-name="ro1">
          <table:table-cell/>
          <table:table-cell table:style-name="Default"/>
          <table:table-cell office:value-type="string">
            <text:p>ld = driver of the LHS object</text:p>
          </table:table-cell>
          <table:table-cell table:number-columns-repeated="5"/>
          <table:table-cell table:style-name="Default" table:number-columns-repeated="4"/>
          <table:table-cell table:number-columns-repeated="22"/>
        </table:table-row>
        <table:table-row table:style-name="ro1">
          <table:table-cell/>
          <table:table-cell table:style-name="Default"/>
          <table:table-cell office:value-type="string">
            <text:p>rd = driver of the RHS object</text:p>
          </table:table-cell>
          <table:table-cell table:number-columns-repeated="5"/>
          <table:table-cell table:style-name="Default" table:number-columns-repeated="4"/>
          <table:table-cell table:number-columns-repeated="22"/>
        </table:table-row>
        <table:table-row table:style-name="ro1">
          <table:table-cell/>
          <table:table-cell table:style-name="Default"/>
          <table:table-cell office:value-type="string">
            <text:p>rj = object j or driver of object j in the LHS expr</text:p>
          </table:table-cell>
          <table:table-cell table:number-columns-repeated="5"/>
          <table:table-cell table:style-name="Default" table:number-columns-repeated="4"/>
          <table:table-cell table:number-columns-repeated="22"/>
        </table:table-row>
        <table:table-row table:style-name="ro1">
          <table:table-cell/>
          <table:table-cell table:style-name="Default"/>
          <table:table-cell office:value-type="string">
            <text:p>li = object i or driver of object i in the LHS expr</text:p>
          </table:table-cell>
          <table:table-cell table:number-columns-repeated="5"/>
          <table:table-cell table:style-name="Default" table:number-columns-repeated="4"/>
          <table:table-cell table:number-columns-repeated="22"/>
        </table:table-row>
      </table:table>
      <table:table table:name="connect_by_patter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8" table:default-cell-style-name="Default"/>
        <table:table-column table:style-name="co8" table:number-columns-repeated="4" table:default-cell-style-name="ce5"/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18"/>
          <table:table-cell table:style-name="Default" table:number-columns-repeated="4"/>
        </table:table-row>
        <table:table-row table:style-name="ro1">
          <table:table-cell office:value-type="string">
            <text:p>Combinations of LHS and RHS</text:p>
          </table:table-cell>
          <table:table-cell table:style-name="ce1"/>
          <table:table-cell table:style-name="ce2" table:number-columns-repeated="32"/>
        </table:table-row>
        <table:table-row table:style-name="ro1">
          <table:table-cell office:value-type="string">
            <text:p>assign statement</text:p>
          </table:table-cell>
          <table:table-cell table:style-name="ce1"/>
          <table:table-cell table:number-columns-repeated="1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number-columns-repeated="2" table:style-name="ce2" office:value-type="string">
            <text:p>RHS </text:p>
          </table:table-cell>
          <table:table-cell table:style-name="ce2"/>
          <table:table-cell table:style-name="ce2" office:value-type="string">
            <text:p>RHS </text:p>
          </table:table-cell>
        </table:table-row>
        <table:table-row table:style-name="ro4">
          <table:table-cell/>
          <table:table-cell table:style-name="ce1"/>
          <table:table-cell table:style-name="ce4" office:value-type="string">
            <text:p>s</text:p>
          </table:table-cell>
          <table:table-cell table:style-name="ce4" office:value-type="string">
            <text:p>sg.s</text:p>
          </table:table-cell>
          <table:table-cell table:style-name="ce4" office:value-type="string">
            <text:p>sg.sg.s</text:p>
          </table:table-cell>
          <table:table-cell table:style-name="ce4" office:value-type="string">
            <text:p>s.ps</text:p>
          </table:table-cell>
          <table:table-cell table:style-name="ce4" office:value-type="string">
            <text:p>sg.s.ps</text:p>
          </table:table-cell>
          <table:table-cell table:style-name="ce4" office:value-type="string">
            <text:p>sg.sg.s.ps</text:p>
          </table:table-cell>
          <table:table-cell table:style-name="ce4" office:value-type="string">
            <text:p>sg</text:p>
          </table:table-cell>
          <table:table-cell table:style-name="ce4" office:value-type="string">
            <text:p>sg.sg</text:p>
          </table:table-cell>
          <table:table-cell table:style-name="ce4" office:value-type="string">
            <text:p>ifc</text:p>
          </table:table-cell>
          <table:table-cell table:style-name="ce4" office:value-type="string">
            <text:p>ifc.ifc</text:p>
          </table:table-cell>
          <table:table-cell table:style-name="ce4" office:value-type="string">
            <text:p>p – input</text:p>
          </table:table-cell>
          <table:table-cell table:style-name="ce4" office:value-type="string">
            <text:p>ofs – input</text:p>
          </table:table-cell>
          <table:table-cell table:style-name="ce4" office:value-type="string">
            <text:p>sib – input</text:p>
          </table:table-cell>
          <table:table-cell table:style-name="ce4" office:value-type="string">
            <text:p>p – output</text:p>
          </table:table-cell>
          <table:table-cell table:style-name="ce4" office:value-type="string">
            <text:p>ofs – output</text:p>
          </table:table-cell>
          <table:table-cell table:style-name="ce4" office:value-type="string">
            <text:p>sib – output</text:p>
          </table:table-cell>
          <table:table-cell table:style-name="ce4" office:value-type="string">
            <text:p>p – inout</text:p>
          </table:table-cell>
          <table:table-cell table:style-name="ce4" office:value-type="string">
            <text:p>ofs – inout</text:p>
          </table:table-cell>
          <table:table-cell table:style-name="ce4" office:value-type="string">
            <text:p>sib – inout</text:p>
          </table:table-cell>
          <table:table-cell table:style-name="ce4" office:value-type="string">
            <text:p>p – input ps</text:p>
          </table:table-cell>
          <table:table-cell table:style-name="ce4" office:value-type="string">
            <text:p>ofs – input ps</text:p>
          </table:table-cell>
          <table:table-cell table:style-name="ce4" office:value-type="string">
            <text:p>sib – input ps</text:p>
          </table:table-cell>
          <table:table-cell table:style-name="ce4" office:value-type="string">
            <text:p>p – output ps</text:p>
          </table:table-cell>
          <table:table-cell table:style-name="ce4" office:value-type="string">
            <text:p>ofs – output ps</text:p>
          </table:table-cell>
          <table:table-cell table:style-name="ce4" office:value-type="string">
            <text:p>sib – output ps</text:p>
          </table:table-cell>
          <table:table-cell table:style-name="ce4" office:value-type="string">
            <text:p>p – inout ps</text:p>
          </table:table-cell>
          <table:table-cell table:style-name="ce4" office:value-type="string">
            <text:p>ofs – inout ps</text:p>
          </table:table-cell>
          <table:table-cell table:style-name="ce4" office:value-type="string">
            <text:p>sib – inout ps</text:p>
          </table:table-cell>
          <table:table-cell table:style-name="ce13" office:value-type="string">
            <text:p>op expr</text:p>
          </table:table-cell>
          <table:table-cell table:style-name="ce13" office:value-type="string">
            <text:p>cc expr</text:p>
          </table:table-cell>
          <table:table-cell table:style-name="ce13" office:value-type="string">
            <text:p>cc expr nums</text:p>
          </table:table-cell>
          <table:table-cell table:style-name="ce13" office:value-type="string">
            <text:p>rep expr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s</text:p>
          </table:table-cell>
          <table:table-cell table:style-name="ce3" office:value-type="string">
            <text:p>illegal</text:p>
          </table:table-cell>
          <table:table-cell table:number-columns-repeated="2" table:style-name="ce5" office:value-type="string">
            <text:p>illegal</text:p>
          </table:table-cell>
          <table:table-cell table:style-name="ce5" office:value-type="string">
            <office:annotation draw:style-name="gr1" draw:text-style-name="P2" svg:width="1.1413in" svg:height="1.3146in" svg:x="5.7051in" svg:y="0.2866in" draw:caption-point-x="-5.7051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6.5941in" svg:y="0.2866in" draw:caption-point-x="-6.5941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7.4831in" svg:y="0.2866in" draw:caption-point-x="-7.4831in" draw:caption-point-y="-0.2866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number-columns-repeated="4" office:value-type="string">
            <text:p>illegal</text:p>
          </table:table-cell>
          <table:table-cell table:style-name="ce6" table:number-columns-repeated="1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sg.s</text:p>
          </table:table-cell>
          <table:table-cell table:style-name="ce5" office:value-type="string">
            <text:p>illegal</text:p>
          </table:table-cell>
          <table:table-cell table:style-name="ce7" office:value-type="string"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1" draw:text-style-name="P2" svg:width="1.1413in" svg:height="1.3146in" svg:x="5.7051in" svg:y="0.5059in" draw:caption-point-x="-5.7051in" draw:caption-point-y="-0.5059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6.5941in" svg:y="0.5059in" draw:caption-point-x="-6.5941in" draw:caption-point-y="-0.5059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7.4831in" svg:y="0.5059in" draw:caption-point-x="-7.4831in" draw:caption-point-y="-0.5059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number-columns-repeated="4" office:value-type="string">
            <text:p>illegal</text:p>
          </table:table-cell>
          <table:table-cell table:style-name="ce6" table:number-columns-repeated="1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sg.sg.s</text:p>
          </table:table-cell>
          <table:table-cell table:number-columns-repeated="2" table:style-name="ce5" office:value-type="string">
            <text:p>illegal</text:p>
          </table:table-cell>
          <table:table-cell table:style-name="ce7" office:value-type="string">
            <text:p>illegal</text:p>
          </table:table-cell>
          <table:table-cell table:style-name="ce5" office:value-type="string">
            <office:annotation draw:style-name="gr1" draw:text-style-name="P2" svg:width="1.1413in" svg:height="1.3146in" svg:x="5.7051in" svg:y="0.7252in" draw:caption-point-x="-5.7051in" draw:caption-point-y="-0.7252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6.5941in" svg:y="0.7252in" draw:caption-point-x="-6.5941in" draw:caption-point-y="-0.7252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7.4831in" svg:y="0.7252in" draw:caption-point-x="-7.4831in" draw:caption-point-y="-0.7252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number-columns-repeated="4" office:value-type="string">
            <text:p>illegal</text:p>
          </table:table-cell>
          <table:table-cell table:style-name="ce6" table:number-columns-repeated="1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s.ps</text:p>
          </table:table-cell>
          <table:table-cell table:style-name="ce5" office:value-type="string">
            <office:annotation draw:style-name="gr1" draw:text-style-name="P2" svg:width="1.1413in" svg:height="1.3146in" svg:x="3.0382in" svg:y="0.9445in" draw:caption-point-x="-3.0382in" draw:caption-point-y="-0.9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3.9272in" svg:y="0.9445in" draw:caption-point-x="-3.9272in" draw:caption-point-y="-0.9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8161in" svg:y="0.9445in" draw:caption-point-x="-4.8161in" draw:caption-point-y="-0.9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5.7051in" svg:y="0.9445in" draw:caption-point-x="-5.7051in" draw:caption-point-y="-0.9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6.5941in" svg:y="0.9445in" draw:caption-point-x="-6.5941in" draw:caption-point-y="-0.9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7.4831in" svg:y="0.9445in" draw:caption-point-x="-7.4831in" draw:caption-point-y="-0.9445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372in" svg:y="0.9445in" draw:caption-point-x="-8.372in" draw:caption-point-y="-0.944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261in" svg:y="0.9445in" draw:caption-point-x="-9.261in" draw:caption-point-y="-0.944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0.1504in" svg:y="0.9445in" draw:caption-point-x="-10.1504in" draw:caption-point-y="-0.944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1.0394in" svg:y="0.9445in" draw:caption-point-x="-11.0394in" draw:caption-point-y="-0.9445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1" office:value-type="string">
            <office:annotation draw:style-name="gr3" draw:text-style-name="P2" svg:width="1.1413in" svg:height="1.3146in" svg:x="11.9283in" svg:y="0.9445in" draw:caption-point-x="-11.9283in" draw:caption-point-y="-0.944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9" office:value-type="string">
            <office:annotation draw:style-name="gr2" draw:text-style-name="P2" svg:width="1.1413in" svg:height="0.4909in" svg:x="12.8173in" svg:y="0.9445in" draw:caption-point-x="-12.8173in" draw:caption-point-y="-0.9445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9"/>
          <table:table-cell table:style-name="ce9" office:value-type="string">
            <office:annotation draw:style-name="gr2" draw:text-style-name="P2" svg:width="1.1413in" svg:height="0.4909in" svg:x="14.5953in" svg:y="0.9445in" draw:caption-point-x="-14.5953in" draw:caption-point-y="-0.9445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15.4843in" svg:y="0.9445in" draw:caption-point-x="-15.4843in" draw:caption-point-y="-0.944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3" draw:text-style-name="P2" svg:width="1.1413in" svg:height="1.3146in" svg:x="17.2626in" svg:y="0.9445in" draw:caption-point-x="-17.2626in" draw:caption-point-y="-0.9445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8.1516in" svg:y="0.9445in" draw:caption-point-x="-18.1516in" draw:caption-point-y="-0.9445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1.1413in" svg:height="1.3146in" svg:x="19.9295in" svg:y="0.9445in" draw:caption-point-x="-19.9295in" draw:caption-point-y="-0.944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0.8185in" svg:y="0.9445in" draw:caption-point-x="-20.8185in" draw:caption-point-y="-0.9445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6" office:value-type="string">
            <office:annotation draw:style-name="gr2" draw:text-style-name="P2" svg:width="1.1413in" svg:height="0.4909in" svg:x="22.5965in" svg:y="0.9445in" draw:caption-point-x="-22.5965in" draw:caption-point-y="-0.9445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1.1413in" svg:height="1.3146in" svg:x="23.4858in" svg:y="0.9445in" draw:caption-point-x="-23.4858in" draw:caption-point-y="-0.944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1" draw:text-style-name="P2" svg:width="1.1413in" svg:height="1.3146in" svg:x="25.2638in" svg:y="0.9445in" draw:caption-point-x="-25.2638in" draw:caption-point-y="-0.9445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6.1528in" svg:y="0.9445in" draw:caption-point-x="-26.1528in" draw:caption-point-y="-0.9445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sg.s.ps</text:p>
          </table:table-cell>
          <table:table-cell table:style-name="ce5" office:value-type="string">
            <office:annotation draw:style-name="gr1" draw:text-style-name="P2" svg:width="1.1413in" svg:height="1.3146in" svg:x="3.0382in" svg:y="1.1638in" draw:caption-point-x="-3.0382in" draw:caption-point-y="-1.1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3.9272in" svg:y="1.1638in" draw:caption-point-x="-3.9272in" draw:caption-point-y="-1.1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8161in" svg:y="1.1638in" draw:caption-point-x="-4.8161in" draw:caption-point-y="-1.1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7051in" svg:y="1.1638in" draw:caption-point-x="-5.7051in" draw:caption-point-y="-1.1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6.5941in" svg:y="1.1638in" draw:caption-point-x="-6.5941in" draw:caption-point-y="-1.1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7.4831in" svg:y="1.1638in" draw:caption-point-x="-7.4831in" draw:caption-point-y="-1.1638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372in" svg:y="1.1638in" draw:caption-point-x="-8.372in" draw:caption-point-y="-1.1638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261in" svg:y="1.1638in" draw:caption-point-x="-9.261in" draw:caption-point-y="-1.1638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0.1504in" svg:y="1.1638in" draw:caption-point-x="-10.1504in" draw:caption-point-y="-1.1638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1.0394in" svg:y="1.1638in" draw:caption-point-x="-11.0394in" draw:caption-point-y="-1.1638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1" office:value-type="string">
            <office:annotation draw:style-name="gr3" draw:text-style-name="P2" svg:width="1.1413in" svg:height="1.3146in" svg:x="11.9283in" svg:y="1.1638in" draw:caption-point-x="-11.9283in" draw:caption-point-y="-1.163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9" office:value-type="string">
            <office:annotation draw:style-name="gr2" draw:text-style-name="P2" svg:width="1.1413in" svg:height="0.4909in" svg:x="12.8173in" svg:y="1.1638in" draw:caption-point-x="-12.8173in" draw:caption-point-y="-1.1638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9"/>
          <table:table-cell table:style-name="ce9" office:value-type="string">
            <office:annotation draw:style-name="gr2" draw:text-style-name="P2" svg:width="1.1413in" svg:height="0.4909in" svg:x="14.5953in" svg:y="1.1638in" draw:caption-point-x="-14.5953in" draw:caption-point-y="-1.1638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15.4843in" svg:y="1.1638in" draw:caption-point-x="-15.4843in" draw:caption-point-y="-1.163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3" draw:text-style-name="P2" svg:width="1.1413in" svg:height="1.3146in" svg:x="17.2626in" svg:y="1.1638in" draw:caption-point-x="-17.2626in" draw:caption-point-y="-1.163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8.1516in" svg:y="1.1638in" draw:caption-point-x="-18.1516in" draw:caption-point-y="-1.1638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1.1413in" svg:height="1.3146in" svg:x="19.9295in" svg:y="1.1638in" draw:caption-point-x="-19.9295in" draw:caption-point-y="-1.163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0.8185in" svg:y="1.1638in" draw:caption-point-x="-20.8185in" draw:caption-point-y="-1.1638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6" office:value-type="string">
            <office:annotation draw:style-name="gr2" draw:text-style-name="P2" svg:width="1.1413in" svg:height="0.4909in" svg:x="22.5965in" svg:y="1.1638in" draw:caption-point-x="-22.5965in" draw:caption-point-y="-1.1638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1" office:value-type="string">
            <office:annotation draw:style-name="gr1" draw:text-style-name="P2" svg:width="1.1413in" svg:height="1.3146in" svg:x="23.4858in" svg:y="1.1638in" draw:caption-point-x="-23.4858in" draw:caption-point-y="-1.163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1" draw:text-style-name="P2" svg:width="1.1413in" svg:height="1.3146in" svg:x="25.2638in" svg:y="1.1638in" draw:caption-point-x="-25.2638in" draw:caption-point-y="-1.163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6.1528in" svg:y="1.1638in" draw:caption-point-x="-26.1528in" draw:caption-point-y="-1.1638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sg.sg.s.ps</text:p>
          </table:table-cell>
          <table:table-cell table:style-name="ce5" office:value-type="string">
            <office:annotation draw:style-name="gr1" draw:text-style-name="P2" svg:width="1.1413in" svg:height="1.3146in" svg:x="3.0382in" svg:y="1.3831in" draw:caption-point-x="-3.0382in" draw:caption-point-y="-1.3831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3.9272in" svg:y="1.3831in" draw:caption-point-x="-3.9272in" draw:caption-point-y="-1.3831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8161in" svg:y="1.3831in" draw:caption-point-x="-4.8161in" draw:caption-point-y="-1.3831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5.7051in" svg:y="1.3831in" draw:caption-point-x="-5.7051in" draw:caption-point-y="-1.3831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6.5941in" svg:y="1.3831in" draw:caption-point-x="-6.5941in" draw:caption-point-y="-1.3831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7" office:value-type="string">
            <office:annotation draw:style-name="gr1" draw:text-style-name="P2" svg:width="1.1413in" svg:height="1.3146in" svg:x="7.4831in" svg:y="1.3831in" draw:caption-point-x="-7.4831in" draw:caption-point-y="-1.3831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372in" svg:y="1.3831in" draw:caption-point-x="-8.372in" draw:caption-point-y="-1.3831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261in" svg:y="1.3831in" draw:caption-point-x="-9.261in" draw:caption-point-y="-1.3831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0.1504in" svg:y="1.3831in" draw:caption-point-x="-10.1504in" draw:caption-point-y="-1.3831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1.0394in" svg:y="1.3831in" draw:caption-point-x="-11.0394in" draw:caption-point-y="-1.3831in">
              <dc:creator>bb</dc:creator>
              <dc:date>2008-07-14T00:00:00</dc:date>
              <text:p text:style-name="P1"><text:span text:style-name="T1">assign_part_sel_invalid1.pl</text:span></text:p>
            </office:annotation>
            <text:p>illegal</text:p>
          </table:table-cell>
          <table:table-cell table:style-name="ce1" office:value-type="string">
            <office:annotation draw:style-name="gr3" draw:text-style-name="P2" svg:width="1.1413in" svg:height="1.3146in" svg:x="11.9283in" svg:y="1.3831in" draw:caption-point-x="-11.9283in" draw:caption-point-y="-1.383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2.8173in" svg:y="1.3831in" draw:caption-point-x="-12.8173in" draw:caption-point-y="-1.3831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6"/>
          <table:table-cell table:style-name="ce6" office:value-type="string">
            <office:annotation draw:style-name="gr2" draw:text-style-name="P2" svg:width="1.1413in" svg:height="0.4909in" svg:x="14.5953in" svg:y="1.3831in" draw:caption-point-x="-14.5953in" draw:caption-point-y="-1.3831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15.4843in" svg:y="1.3831in" draw:caption-point-x="-15.4843in" draw:caption-point-y="-1.383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3" draw:text-style-name="P2" svg:width="1.1413in" svg:height="1.3146in" svg:x="17.2626in" svg:y="1.3831in" draw:caption-point-x="-17.2626in" draw:caption-point-y="-1.3831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8.1516in" svg:y="1.3831in" draw:caption-point-x="-18.1516in" draw:caption-point-y="-1.3831in">
              <dc:creator>bb</dc:creator>
              <dc:date>2008-07-14T00:00:00</dc:date>
              <text:p text:style-name="P1"><text:span text:style-name="T1">assign_part_sel_invalid1.pl</text:span></text:p>
            </office:annotation>
            <text:p><text:s/></text:p>
          </table:table-cell>
          <table:table-cell table:style-name="ce6"/>
          <table:table-cell table:style-name="ce1" office:value-type="string">
            <office:annotation draw:style-name="gr1" draw:text-style-name="P2" svg:width="1.1413in" svg:height="1.3146in" svg:x="19.9295in" svg:y="1.3831in" draw:caption-point-x="-19.9295in" draw:caption-point-y="-1.3831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0.8185in" svg:y="1.3831in" draw:caption-point-x="-20.8185in" draw:caption-point-y="-1.3831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table:style-name="ce6" office:value-type="string">
            <office:annotation draw:style-name="gr2" draw:text-style-name="P2" svg:width="1.1413in" svg:height="0.4909in" svg:x="22.5965in" svg:y="1.3831in" draw:caption-point-x="-22.5965in" draw:caption-point-y="-1.3831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 text:c="18"/></text:p>
          </table:table-cell>
          <table:table-cell table:style-name="ce1" office:value-type="string">
            <office:annotation draw:style-name="gr1" draw:text-style-name="P2" svg:width="1.1413in" svg:height="1.3146in" svg:x="23.4858in" svg:y="1.3831in" draw:caption-point-x="-23.4858in" draw:caption-point-y="-1.3831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1"/>
          <table:table-cell table:style-name="ce1" office:value-type="string">
            <office:annotation draw:style-name="gr1" draw:text-style-name="P2" svg:width="1.1413in" svg:height="1.3146in" svg:x="25.2638in" svg:y="1.3831in" draw:caption-point-x="-25.2638in" draw:caption-point-y="-1.3831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6.1528in" svg:y="1.3831in" draw:caption-point-x="-26.1528in" draw:caption-point-y="-1.3831in">
              <dc:creator>bb</dc:creator>
              <dc:date>2008-07-14T00:00:00</dc:date>
              <text:p text:style-name="P1"><text:span text:style-name="T1">assign_part_sel_invalid2.pl</text:span></text:p>
            </office:annotation>
            <text:p><text:s/></text:p>
          </table:table-cell>
          <table:table-cell table:style-name="ce6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sg</text:p>
          </table:table-cell>
          <table:table-cell table:style-name="ce5" office:value-type="string">
            <office:annotation draw:style-name="gr1" draw:text-style-name="P2" svg:width="1.1413in" svg:height="1.3146in" svg:x="3.0382in" svg:y="1.6024in" draw:caption-point-x="-3.0382in" draw:caption-point-y="-1.6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3.9272in" svg:y="1.6024in" draw:caption-point-x="-3.9272in" draw:caption-point-y="-1.6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8161in" svg:y="1.6024in" draw:caption-point-x="-4.8161in" draw:caption-point-y="-1.6024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051in" svg:y="1.6024in" draw:caption-point-x="-5.7051in" draw:caption-point-y="-1.6024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5941in" svg:y="1.6024in" draw:caption-point-x="-6.5941in" draw:caption-point-y="-1.6024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7.4831in" svg:y="1.6024in" draw:caption-point-x="-7.4831in" draw:caption-point-y="-1.6024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7" office:value-type="string">
            <text:p>illegal</text:p>
          </table:table-cell>
          <table:table-cell office:value-type="string">
            <text:p>illegal</text:p>
          </table:table-cell>
          <table:table-cell table:style-name="ce6" table:number-columns-repeated="2"/>
          <table:table-cell table:number-columns-repeated="9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9.9295in" svg:y="1.6024in" draw:caption-point-x="-19.9295in" draw:caption-point-y="-1.6024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0.8185in" svg:y="1.6024in" draw:caption-point-x="-20.8185in" draw:caption-point-y="-1.6024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22.5965in" svg:y="1.6024in" draw:caption-point-x="-22.5965in" draw:caption-point-y="-1.6024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3.4858in" svg:y="1.6024in" draw:caption-point-x="-23.4858in" draw:caption-point-y="-1.6024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25.2638in" svg:y="1.6024in" draw:caption-point-x="-25.2638in" draw:caption-point-y="-1.6024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6.1528in" svg:y="1.6024in" draw:caption-point-x="-26.1528in" draw:caption-point-y="-1.6024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sg.sg</text:p>
          </table:table-cell>
          <table:table-cell table:style-name="ce5" office:value-type="string">
            <office:annotation draw:style-name="gr1" draw:text-style-name="P2" svg:width="1.1413in" svg:height="1.3146in" svg:x="3.0382in" svg:y="1.8217in" draw:caption-point-x="-3.0382in" draw:caption-point-y="-1.8217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3.9272in" svg:y="1.8217in" draw:caption-point-x="-3.9272in" draw:caption-point-y="-1.8217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4.8161in" svg:y="1.8217in" draw:caption-point-x="-4.8161in" draw:caption-point-y="-1.8217in">
              <dc:creator>EP</dc:creator>
              <dc:date>2008-07-28T00:00:00</dc:date>
              <text:p text:style-name="P1"><text:span text:style-name="T1">-assign_part_select_sig_sg_valid.pl</text:span></text:p>
              <text:p text:style-name="P1"><text:span text:style-name="T1">-assign_part_select_minus_sig_sg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051in" svg:y="1.8217in" draw:caption-point-x="-5.7051in" draw:caption-point-y="-1.8217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5941in" svg:y="1.8217in" draw:caption-point-x="-6.5941in" draw:caption-point-y="-1.8217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7.4831in" svg:y="1.8217in" draw:caption-point-x="-7.4831in" draw:caption-point-y="-1.8217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office:value-type="string">
            <text:p>illegal</text:p>
          </table:table-cell>
          <table:table-cell table:style-name="ce7" office:value-type="string">
            <text:p>illegal</text:p>
          </table:table-cell>
          <table:table-cell table:style-name="ce6" table:number-columns-repeated="2"/>
          <table:table-cell table:number-columns-repeated="9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9.9295in" svg:y="1.8217in" draw:caption-point-x="-19.9295in" draw:caption-point-y="-1.8217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0.8185in" svg:y="1.8217in" draw:caption-point-x="-20.8185in" draw:caption-point-y="-1.8217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22.5965in" svg:y="1.8217in" draw:caption-point-x="-22.5965in" draw:caption-point-y="-1.8217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3.4858in" svg:y="1.8217in" draw:caption-point-x="-23.4858in" draw:caption-point-y="-1.8217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25.2638in" svg:y="1.8217in" draw:caption-point-x="-25.2638in" draw:caption-point-y="-1.8217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6.1528in" svg:y="1.8217in" draw:caption-point-x="-26.1528in" draw:caption-point-y="-1.8217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ifc</text:p>
          </table:table-cell>
          <table:table-cell table:number-columns-repeated="3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051in" svg:y="2.0409in" draw:caption-point-x="-5.7051in" draw:caption-point-y="-2.0409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5941in" svg:y="2.0409in" draw:caption-point-x="-6.5941in" draw:caption-point-y="-2.0409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7.4831in" svg:y="2.0409in" draw:caption-point-x="-7.4831in" draw:caption-point-y="-2.0409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9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9.9295in" svg:y="2.0409in" draw:caption-point-x="-19.9295in" draw:caption-point-y="-2.0409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0.8185in" svg:y="2.0409in" draw:caption-point-x="-20.8185in" draw:caption-point-y="-2.0409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22.5965in" svg:y="2.0409in" draw:caption-point-x="-22.5965in" draw:caption-point-y="-2.0409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3.4858in" svg:y="2.0409in" draw:caption-point-x="-23.4858in" draw:caption-point-y="-2.0409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25.2638in" svg:y="2.0409in" draw:caption-point-x="-25.2638in" draw:caption-point-y="-2.0409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6.1528in" svg:y="2.0409in" draw:caption-point-x="-26.1528in" draw:caption-point-y="-2.0409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ifc.ifc</text:p>
          </table:table-cell>
          <table:table-cell table:number-columns-repeated="3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051in" svg:y="2.2602in" draw:caption-point-x="-5.7051in" draw:caption-point-y="-2.260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5941in" svg:y="2.2602in" draw:caption-point-x="-6.5941in" draw:caption-point-y="-2.260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7.4831in" svg:y="2.2602in" draw:caption-point-x="-7.4831in" draw:caption-point-y="-2.2602in">
              <dc:creator>bb</dc:creator>
              <dc:date>2008-07-14T00:00:00</dc:date>
              <text:p text:style-name="P1"><text:span text:style-name="T1">assign_part_sel_invalid3.pl</text:span></text:p>
            </office:annotation>
            <text:p>illegal</text:p>
          </table:table-cell>
          <table:table-cell table:style-name="ce6" table:number-columns-repeated="3"/>
          <table:table-cell table:style-name="ce7"/>
          <table:table-cell table:number-columns-repeated="9"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19.9295in" svg:y="2.2602in" draw:caption-point-x="-19.9295in" draw:caption-point-y="-2.260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0.8185in" svg:y="2.2602in" draw:caption-point-x="-20.8185in" draw:caption-point-y="-2.260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22.5965in" svg:y="2.2602in" draw:caption-point-x="-22.5965in" draw:caption-point-y="-2.260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3.4858in" svg:y="2.2602in" draw:caption-point-x="-23.4858in" draw:caption-point-y="-2.260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table:style-name="ce5" office:value-type="string">
            <office:annotation draw:style-name="gr2" draw:text-style-name="P2" svg:width="1.1413in" svg:height="0.4909in" svg:x="25.2638in" svg:y="2.2602in" draw:caption-point-x="-25.2638in" draw:caption-point-y="-2.260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26.1528in" svg:y="2.2602in" draw:caption-point-x="-26.1528in" draw:caption-point-y="-2.2602in">
              <dc:creator>bb</dc:creator>
              <dc:date>2008-07-14T00:00:00</dc:date>
              <text:p text:style-name="P1"><text:span text:style-name="T1">assign_part_sel_invalid4.pl</text:span></text:p>
            </office:annotation>
            <text:p>illegal</text:p>
          </table:table-cell>
          <table:table-cell table:style-name="ce5" office:value-type="string">
            <text:p>illegal</text:p>
          </table:table-cell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 – input</text:p>
          </table:table-cell>
          <table:table-cell table:number-columns-repeated="6" table:style-name="ce6" office:value-type="string">
            <text:p><text:s/></text:p>
          </table:table-cell>
          <table:table-cell table:number-columns-repeated="4" office:value-type="string">
            <text:p>illegal</text:p>
          </table:table-cell>
          <table:table-cell table:style-name="ce7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number-columns-repeated="2" table:style-name="ce5" office:value-type="string">
            <text:p>illegal</text:p>
          </table:table-cell>
          <table:table-cell table:style-name="ce8"/>
          <table:table-cell table:number-columns-repeated="2" table:style-name="ce5" office:value-type="string">
            <text:p>illegal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9.9295in" svg:y="2.4795in" draw:caption-point-x="-19.9295in" draw:caption-point-y="-2.4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0.8185in" svg:y="2.4795in" draw:caption-point-x="-20.8185in" draw:caption-point-y="-2.4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2.5965in" svg:y="2.4795in" draw:caption-point-x="-22.5965in" draw:caption-point-y="-2.4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illegal</text:p>
          </table:table-cell>
          <table:table-cell table:style-name="ce5" office:value-type="string">
            <office:annotation draw:style-name="gr2" draw:text-style-name="P2" svg:width="1.1413in" svg:height="0.6969in" svg:x="23.4858in" svg:y="2.4795in" draw:caption-point-x="-23.4858in" draw:caption-point-y="-2.4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25.2638in" svg:y="2.4795in" draw:caption-point-x="-25.2638in" draw:caption-point-y="-2.4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26.1528in" svg:y="2.4795in" draw:caption-point-x="-26.1528in" draw:caption-point-y="-2.479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text:p><text:s/></text:p>
          </table:table-cell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ofs – input</text:p>
          </table:table-cell>
          <table:table-cell table:style-name="ce6" office:value-type="string">
            <text:p><text:s/></text:p>
          </table:table-cell>
          <table:table-cell table:style-name="ce6" table:number-columns-repeated="2"/>
          <table:table-cell table:style-name="ce1" office:value-type="string">
            <office:annotation draw:style-name="gr3" draw:text-style-name="P2" svg:width="1.1413in" svg:height="1.3146in" svg:x="5.7051in" svg:y="2.6988in" draw:caption-point-x="-5.7051in" draw:caption-point-y="-2.698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6.5941in" svg:y="2.6988in" draw:caption-point-x="-6.5941in" draw:caption-point-y="-2.698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1" office:value-type="string">
            <office:annotation draw:style-name="gr3" draw:text-style-name="P2" svg:width="1.1413in" svg:height="1.3146in" svg:x="7.4831in" svg:y="2.6988in" draw:caption-point-x="-7.4831in" draw:caption-point-y="-2.698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style-name="ce6"/>
          <table:table-cell table:style-name="ce7" office:value-type="string">
            <text:p>illegal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text:p>illegal</text:p>
          </table:table-cell>
          <table:table-cell table:style-name="ce6"/>
          <table:table-cell table:style-name="ce8"/>
          <table:table-cell table:style-name="ce5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style-name="ce1" office:value-type="string">
            <office:annotation draw:style-name="gr1" draw:text-style-name="P2" svg:width="1.1413in" svg:height="1.3146in" svg:x="19.9295in" svg:y="2.6988in" draw:caption-point-x="-19.9295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0.8185in" svg:y="2.6988in" draw:caption-point-x="-20.8185in" draw:caption-point-y="-2.698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2.5965in" svg:y="2.6988in" draw:caption-point-x="-22.5965in" draw:caption-point-y="-2.698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23.4858in" svg:y="2.6988in" draw:caption-point-x="-23.4858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25.2638in" svg:y="2.6988in" draw:caption-point-x="-25.2638in" draw:caption-point-y="-2.698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6.1528in" svg:y="2.6988in" draw:caption-point-x="-26.1528in" draw:caption-point-y="-2.698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 office:value-type="string">
            <text:p><text:s/></text:p>
          </table:table-cell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/>
          <table:table-cell office:value-type="string">
            <text:p>sib – input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number-columns-repeated="2" table:style-name="ce8" office:value-type="string">
            <text:p><text:s/></text:p>
          </table:table-cell>
          <table:table-cell table:style-name="ce7" office:value-type="string">
            <text:p>illegal</text:p>
          </table:table-cell>
          <table:table-cell table:style-name="ce8" table:number-columns-repeated="2"/>
          <table:table-cell table:style-name="ce6" office:value-type="string">
            <text:p><text:s/>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6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1">
          <table:table-cell office:value-type="string">
            <text:p>LHS</text:p>
          </table:table-cell>
          <table:table-cell office:value-type="string">
            <text:p>p – output</text:p>
          </table:table-cell>
          <table:table-cell table:style-name="ce6" table:number-columns-repeated="3"/>
          <table:table-cell table:style-name="ce6" office:value-type="string">
            <office:annotation draw:style-name="gr3" draw:text-style-name="P2" svg:width="1.1413in" svg:height="1.3146in" svg:x="5.7051in" svg:y="3.1378in" draw:caption-point-x="-5.7051in" draw:caption-point-y="-3.137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1.3146in" svg:x="6.5941in" svg:y="3.1378in" draw:caption-point-x="-6.5941in" draw:caption-point-y="-3.137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1.3146in" svg:x="7.4831in" svg:y="3.1378in" draw:caption-point-x="-7.4831in" draw:caption-point-y="-3.1378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number-columns-repeated="2" table:style-name="ce5" office:value-type="string">
            <text:p>illegal</text:p>
          </table:table-cell>
          <table:table-cell table:style-name="ce8"/>
          <table:table-cell table:style-name="ce7" office:value-type="string">
            <text:p>illegal</text:p>
          </table:table-cell>
          <table:table-cell table:style-name="ce6"/>
          <table:table-cell table:style-name="ce8"/>
          <table:table-cell table:style-name="ce5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9.9295in" svg:y="3.1378in" draw:caption-point-x="-19.9295in" draw:caption-point-y="-3.137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20.8185in" svg:y="3.1378in" draw:caption-point-x="-20.8185in" draw:caption-point-y="-3.1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22.5965in" svg:y="3.1378in" draw:caption-point-x="-22.5965in" draw:caption-point-y="-3.1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23.4858in" svg:y="3.1378in" draw:caption-point-x="-23.4858in" draw:caption-point-y="-3.137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25.2638in" svg:y="3.1378in" draw:caption-point-x="-25.2638in" draw:caption-point-y="-3.137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6.1528in" svg:y="3.1378in" draw:caption-point-x="-26.1528in" draw:caption-point-y="-3.137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ofs – output</text:p>
          </table:table-cell>
          <table:table-cell table:number-columns-repeated="3" table:style-name="ce6" office:value-type="string"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051in" svg:y="3.3571in" draw:caption-point-x="-5.7051in" draw:caption-point-y="-3.3571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5941in" svg:y="3.3571in" draw:caption-point-x="-6.5941in" draw:caption-point-y="-3.3571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7.4831in" svg:y="3.3571in" draw:caption-point-x="-7.4831in" draw:caption-point-y="-3.3571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style-name="ce5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7" office:value-type="string">
            <text:p>illegal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5" office:value-type="string"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9.9295in" svg:y="3.3571in" draw:caption-point-x="-19.9295in" draw:caption-point-y="-3.3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0.8185in" svg:y="3.3571in" draw:caption-point-x="-20.8185in" draw:caption-point-y="-3.3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22.5965in" svg:y="3.3571in" draw:caption-point-x="-22.5965in" draw:caption-point-y="-3.3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3.4858in" svg:y="3.3571in" draw:caption-point-x="-23.4858in" draw:caption-point-y="-3.3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25.2638in" svg:y="3.3571in" draw:caption-point-x="-25.2638in" draw:caption-point-y="-3.3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6.1528in" svg:y="3.3571in" draw:caption-point-x="-26.1528in" draw:caption-point-y="-3.3571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/>
          <table:table-cell office:value-type="string">
            <text:p>sib – output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number-columns-repeated="2" table:style-name="ce8" office:value-type="string">
            <text:p><text:s/></text:p>
          </table:table-cell>
          <table:table-cell table:style-name="ce6"/>
          <table:table-cell table:style-name="ce8" table:number-columns-repeated="2"/>
          <table:table-cell table:style-name="ce7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6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p – inout</text:p>
          </table:table-cell>
          <table:table-cell table:style-name="ce6" table:number-columns-repeated="3"/>
          <table:table-cell table:style-name="ce6" office:value-type="string">
            <office:annotation draw:style-name="gr3" draw:text-style-name="P2" svg:width="1.1413in" svg:height="1.3146in" svg:x="5.7051in" svg:y="3.7957in" draw:caption-point-x="-5.7051in" draw:caption-point-y="-3.7957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1.3146in" svg:x="6.5941in" svg:y="3.7957in" draw:caption-point-x="-6.5941in" draw:caption-point-y="-3.7957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1.3146in" svg:x="7.4831in" svg:y="3.7957in" draw:caption-point-x="-7.4831in" draw:caption-point-y="-3.7957in">
              <dc:creator>EP</dc:creator>
              <dc:date>2008-07-28T00:00:00</dc:date>
              <text:p text:style-name="P1"><text:span text:style-name="T1">-assign_part_select_sps_p_valid.pl</text:span></text:p>
              <text:p text:style-name="P1"><text:span text:style-name="T1">-assign_part_select_minus_sps_p_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number-columns-repeated="2" table:style-name="ce5" office:value-type="string">
            <text:p>illegal</text:p>
          </table:table-cell>
          <table:table-cell table:style-name="ce8"/>
          <table:table-cell table:style-name="ce5" office:value-type="string">
            <text:p>illegal</text:p>
          </table:table-cell>
          <table:table-cell table:style-name="ce6"/>
          <table:table-cell table:style-name="ce8"/>
          <table:table-cell table:style-name="ce7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9.9295in" svg:y="3.7957in" draw:caption-point-x="-19.9295in" draw:caption-point-y="-3.7957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20.8185in" svg:y="3.7957in" draw:caption-point-x="-20.8185in" draw:caption-point-y="-3.795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22.5965in" svg:y="3.7957in" draw:caption-point-x="-22.5965in" draw:caption-point-y="-3.795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23.4858in" svg:y="3.7957in" draw:caption-point-x="-23.4858in" draw:caption-point-y="-3.7957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25.2638in" svg:y="3.7957in" draw:caption-point-x="-25.2638in" draw:caption-point-y="-3.7957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6.1528in" svg:y="3.7957in" draw:caption-point-x="-26.1528in" draw:caption-point-y="-3.795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???</text:p>
          </table:table-cell>
          <table:table-cell office:value-type="string">
            <text:p>ofs – inout</text:p>
          </table:table-cell>
          <table:table-cell table:number-columns-repeated="3" table:style-name="ce6" office:value-type="string"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051in" svg:y="4.015in" draw:caption-point-x="-5.7051in" draw:caption-point-y="-4.0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5941in" svg:y="4.015in" draw:caption-point-x="-6.5941in" draw:caption-point-y="-4.0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7.4831in" svg:y="4.015in" draw:caption-point-x="-7.4831in" draw:caption-point-y="-4.015in">
              <dc:creator>EP</dc:creator>
              <dc:date>2008-07-16T00:00:00</dc:date>
              <text:p text:style-name="P1"><text:span text:style-name="T1">assign_part_select_sps_p_invalid.pl</text:span></text:p>
            </office:annotation>
            <text:p><text:s/></text:p>
          </table:table-cell>
          <table:table-cell table:number-columns-repeated="4" office:value-type="string">
            <text:p>illegal</text:p>
          </table:table-cell>
          <table:table-cell table:style-name="ce5" office:value-type="string">
            <text:p>illegal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5" office:value-type="string">
            <text:p>illegal</text:p>
          </table:table-cell>
          <table:table-cell table:style-name="ce8"/>
          <table:table-cell table:style-name="ce6" office:value-type="string">
            <text:p><text:s/></text:p>
          </table:table-cell>
          <table:table-cell table:style-name="ce7" office:value-type="string"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9.9295in" svg:y="4.015in" draw:caption-point-x="-19.9295in" draw:caption-point-y="-4.0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0.8185in" svg:y="4.015in" draw:caption-point-x="-20.8185in" draw:caption-point-y="-4.0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22.5965in" svg:y="4.015in" draw:caption-point-x="-22.5965in" draw:caption-point-y="-4.0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3.4858in" svg:y="4.015in" draw:caption-point-x="-23.4858in" draw:caption-point-y="-4.0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25.2638in" svg:y="4.015in" draw:caption-point-x="-25.2638in" draw:caption-point-y="-4.0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6.1528in" svg:y="4.015in" draw:caption-point-x="-26.1528in" draw:caption-point-y="-4.01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/>
          <table:table-cell office:value-type="string">
            <text:p>sib – inout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number-columns-repeated="2" table:style-name="ce8" office:value-type="string">
            <text:p><text:s/></text:p>
          </table:table-cell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7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???</text:p>
          </table:table-cell>
          <table:table-cell office:value-type="string">
            <text:p>p – input ps</text:p>
          </table:table-cell>
          <table:table-cell table:style-name="ce6" office:value-type="string">
            <office:annotation draw:style-name="gr2" draw:text-style-name="P2" svg:width="1.1413in" svg:height="0.6969in" svg:x="3.0382in" svg:y="4.4535in" draw:caption-point-x="-3.0382in" draw:caption-point-y="-4.4535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3.9272in" svg:y="4.4535in" draw:caption-point-x="-3.9272in" draw:caption-point-y="-4.4535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4.8161in" svg:y="4.4535in" draw:caption-point-x="-4.8161in" draw:caption-point-y="-4.4535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051in" svg:y="4.4535in" draw:caption-point-x="-5.7051in" draw:caption-point-y="-4.4535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5941in" svg:y="4.4535in" draw:caption-point-x="-6.5941in" draw:caption-point-y="-4.4535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7.4831in" svg:y="4.4535in" draw:caption-point-x="-7.4831in" draw:caption-point-y="-4.4535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8.372in" svg:y="4.4535in" draw:caption-point-x="-8.372in" draw:caption-point-y="-4.453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261in" svg:y="4.4535in" draw:caption-point-x="-9.261in" draw:caption-point-y="-4.453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0.1504in" svg:y="4.4535in" draw:caption-point-x="-10.1504in" draw:caption-point-y="-4.453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1.0394in" svg:y="4.4535in" draw:caption-point-x="-11.0394in" draw:caption-point-y="-4.4535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1.9283in" svg:y="4.4535in" draw:caption-point-x="-11.9283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2.8173in" svg:y="4.4535in" draw:caption-point-x="-12.8173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5953in" svg:y="4.4535in" draw:caption-point-x="-14.5953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5.4843in" svg:y="4.4535in" draw:caption-point-x="-15.4843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7.2626in" svg:y="4.4535in" draw:caption-point-x="-17.2626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8.1516in" svg:y="4.4535in" draw:caption-point-x="-18.1516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9.9295in" svg:y="4.4535in" draw:caption-point-x="-19.9295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0.8185in" svg:y="4.4535in" draw:caption-point-x="-20.8185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22.5965in" svg:y="4.4535in" draw:caption-point-x="-22.5965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23.4858in" svg:y="4.4535in" draw:caption-point-x="-23.4858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25.2638in" svg:y="4.4535in" draw:caption-point-x="-25.2638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26.1528in" svg:y="4.4535in" draw:caption-point-x="-26.1528in" draw:caption-point-y="-4.4535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ofs – input ps</text:p>
          </table:table-cell>
          <table:table-cell table:style-name="ce6" office:value-type="string">
            <office:annotation draw:style-name="gr1" draw:text-style-name="P2" svg:width="1.1413in" svg:height="1.3146in" svg:x="3.0382in" svg:y="4.6728in" draw:caption-point-x="-3.0382in" draw:caption-point-y="-4.6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3.9272in" svg:y="4.6728in" draw:caption-point-x="-3.9272in" draw:caption-point-y="-4.6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4.8161in" svg:y="4.6728in" draw:caption-point-x="-4.8161in" draw:caption-point-y="-4.6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7051in" svg:y="4.6728in" draw:caption-point-x="-5.7051in" draw:caption-point-y="-4.6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6.5941in" svg:y="4.6728in" draw:caption-point-x="-6.5941in" draw:caption-point-y="-4.6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7.4831in" svg:y="4.6728in" draw:caption-point-x="-7.4831in" draw:caption-point-y="-4.6728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8.372in" svg:y="4.6728in" draw:caption-point-x="-8.372in" draw:caption-point-y="-4.6728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261in" svg:y="4.6728in" draw:caption-point-x="-9.261in" draw:caption-point-y="-4.6728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0.1504in" svg:y="4.6728in" draw:caption-point-x="-10.1504in" draw:caption-point-y="-4.6728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1.0394in" svg:y="4.6728in" draw:caption-point-x="-11.0394in" draw:caption-point-y="-4.6728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1.9283in" svg:y="4.6728in" draw:caption-point-x="-11.9283in" draw:caption-point-y="-4.6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2.8173in" svg:y="4.6728in" draw:caption-point-x="-12.8173in" draw:caption-point-y="-4.672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5953in" svg:y="4.6728in" draw:caption-point-x="-14.5953in" draw:caption-point-y="-4.672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5.4843in" svg:y="4.6728in" draw:caption-point-x="-15.4843in" draw:caption-point-y="-4.6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7.2626in" svg:y="4.6728in" draw:caption-point-x="-17.2626in" draw:caption-point-y="-4.6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8.1516in" svg:y="4.6728in" draw:caption-point-x="-18.1516in" draw:caption-point-y="-4.672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1" office:value-type="string">
            <office:annotation draw:style-name="gr1" draw:text-style-name="P2" svg:width="1.1413in" svg:height="1.3146in" svg:x="19.9295in" svg:y="4.6728in" draw:caption-point-x="-19.9295in" draw:caption-point-y="-4.6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7" office:value-type="string">
            <office:annotation draw:style-name="gr2" draw:text-style-name="P2" svg:width="1.1413in" svg:height="0.6969in" svg:x="20.8185in" svg:y="4.6728in" draw:caption-point-x="-20.8185in" draw:caption-point-y="-4.672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22.5965in" svg:y="4.6728in" draw:caption-point-x="-22.5965in" draw:caption-point-y="-4.672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23.4858in" svg:y="4.6728in" draw:caption-point-x="-23.4858in" draw:caption-point-y="-4.6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25.2638in" svg:y="4.6728in" draw:caption-point-x="-25.2638in" draw:caption-point-y="-4.6728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6.1528in" svg:y="4.6728in" draw:caption-point-x="-26.1528in" draw:caption-point-y="-4.6728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/>
          <table:table-cell office:value-type="string">
            <text:p>sib – input ps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6"/>
          <table:table-cell table:style-name="ce8" table:number-columns-repeated="2"/>
          <table:table-cell table:style-name="ce7" office:value-type="string">
            <text:p>illegal</text:p>
          </table:table-cell>
          <table:table-cell table:style-name="ce8" table:number-columns-repeated="2"/>
          <table:table-cell table:style-name="ce1"/>
          <table:table-cell table:style-name="ce8" table:number-columns-repeated="2"/>
          <table:table-cell table:style-name="ce6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p – output ps</text:p>
          </table:table-cell>
          <table:table-cell table:style-name="ce6" office:value-type="string">
            <office:annotation draw:style-name="gr1" draw:text-style-name="P2" svg:width="1.1413in" svg:height="1.3146in" svg:x="3.0382in" svg:y="5.1114in" draw:caption-point-x="-3.0382in" draw:caption-point-y="-5.111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3.9272in" svg:y="5.1114in" draw:caption-point-x="-3.9272in" draw:caption-point-y="-5.111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4.8161in" svg:y="5.1114in" draw:caption-point-x="-4.8161in" draw:caption-point-y="-5.111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7051in" svg:y="5.1114in" draw:caption-point-x="-5.7051in" draw:caption-point-y="-5.111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6.5941in" svg:y="5.1114in" draw:caption-point-x="-6.5941in" draw:caption-point-y="-5.111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7.4831in" svg:y="5.1114in" draw:caption-point-x="-7.4831in" draw:caption-point-y="-5.1114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8.372in" svg:y="5.1114in" draw:caption-point-x="-8.372in" draw:caption-point-y="-5.111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261in" svg:y="5.1114in" draw:caption-point-x="-9.261in" draw:caption-point-y="-5.111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0.1504in" svg:y="5.1114in" draw:caption-point-x="-10.1504in" draw:caption-point-y="-5.111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1.0394in" svg:y="5.1114in" draw:caption-point-x="-11.0394in" draw:caption-point-y="-5.1114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11.9283in" svg:y="5.1114in" draw:caption-point-x="-11.9283in" draw:caption-point-y="-5.111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2.8173in" svg:y="5.1114in" draw:caption-point-x="-12.8173in" draw:caption-point-y="-5.111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5953in" svg:y="5.1114in" draw:caption-point-x="-14.5953in" draw:caption-point-y="-5.111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illegal</text:p>
          </table:table-cell>
          <table:table-cell table:style-name="ce1" office:value-type="string">
            <office:annotation draw:style-name="gr1" draw:text-style-name="P2" svg:width="1.1413in" svg:height="1.3146in" svg:x="15.4843in" svg:y="5.1114in" draw:caption-point-x="-15.4843in" draw:caption-point-y="-5.111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7.2626in" svg:y="5.1114in" draw:caption-point-x="-17.2626in" draw:caption-point-y="-5.111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8.1516in" svg:y="5.1114in" draw:caption-point-x="-18.1516in" draw:caption-point-y="-5.111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9.9295in" svg:y="5.1114in" draw:caption-point-x="-19.9295in" draw:caption-point-y="-5.111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20.8185in" svg:y="5.1114in" draw:caption-point-x="-20.8185in" draw:caption-point-y="-5.111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7" office:value-type="string">
            <office:annotation draw:style-name="gr2" draw:text-style-name="P2" svg:width="1.1413in" svg:height="0.6969in" svg:x="22.5965in" svg:y="5.1114in" draw:caption-point-x="-22.5965in" draw:caption-point-y="-5.111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23.4858in" svg:y="5.1114in" draw:caption-point-x="-23.4858in" draw:caption-point-y="-5.111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25.2638in" svg:y="5.1114in" draw:caption-point-x="-25.2638in" draw:caption-point-y="-5.1114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illegal</text:p>
          </table:table-cell>
          <table:table-cell table:style-name="ce6" office:value-type="string">
            <office:annotation draw:style-name="gr2" draw:text-style-name="P2" svg:width="1.1413in" svg:height="0.6969in" svg:x="26.1528in" svg:y="5.1114in" draw:caption-point-x="-26.1528in" draw:caption-point-y="-5.1114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office:value-type="string">
            <text:p>ofs – output ps</text:p>
          </table:table-cell>
          <table:table-cell table:style-name="ce6" office:value-type="string">
            <office:annotation draw:style-name="gr2" draw:text-style-name="P2" svg:width="1.1413in" svg:height="0.6969in" svg:x="3.0382in" svg:y="5.3307in" draw:caption-point-x="-3.0382in" draw:caption-point-y="-5.330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3.9272in" svg:y="5.3307in" draw:caption-point-x="-3.9272in" draw:caption-point-y="-5.330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4.8161in" svg:y="5.3307in" draw:caption-point-x="-4.8161in" draw:caption-point-y="-5.330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051in" svg:y="5.3307in" draw:caption-point-x="-5.7051in" draw:caption-point-y="-5.330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5941in" svg:y="5.3307in" draw:caption-point-x="-6.5941in" draw:caption-point-y="-5.330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7.4831in" svg:y="5.3307in" draw:caption-point-x="-7.4831in" draw:caption-point-y="-5.3307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8.372in" svg:y="5.3307in" draw:caption-point-x="-8.372in" draw:caption-point-y="-5.3307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261in" svg:y="5.3307in" draw:caption-point-x="-9.261in" draw:caption-point-y="-5.3307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0.1504in" svg:y="5.3307in" draw:caption-point-x="-10.1504in" draw:caption-point-y="-5.3307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1.0394in" svg:y="5.3307in" draw:caption-point-x="-11.0394in" draw:caption-point-y="-5.3307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1.9283in" svg:y="5.3307in" draw:caption-point-x="-11.9283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2.8173in" svg:y="5.3307in" draw:caption-point-x="-12.8173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4.5953in" svg:y="5.3307in" draw:caption-point-x="-14.5953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5.4843in" svg:y="5.3307in" draw:caption-point-x="-15.4843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7.2626in" svg:y="5.3307in" draw:caption-point-x="-17.2626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8.1516in" svg:y="5.3307in" draw:caption-point-x="-18.1516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9.9295in" svg:y="5.3307in" draw:caption-point-x="-19.9295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0.8185in" svg:y="5.3307in" draw:caption-point-x="-20.8185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22.5965in" svg:y="5.3307in" draw:caption-point-x="-22.5965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7" office:value-type="string">
            <office:annotation draw:style-name="gr2" draw:text-style-name="P2" svg:width="1.1413in" svg:height="0.6969in" svg:x="23.4858in" svg:y="5.3307in" draw:caption-point-x="-23.4858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25.2638in" svg:y="5.3307in" draw:caption-point-x="-25.2638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6.1528in" svg:y="5.3307in" draw:caption-point-x="-26.1528in" draw:caption-point-y="-5.3307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/>
          <table:table-cell office:value-type="string">
            <text:p>sib – output ps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7" office:value-type="string">
            <text:p>illegal</text:p>
          </table:table-cell>
          <table:table-cell table:style-name="ce8" table:number-columns-repeated="2"/>
          <table:table-cell table:style-name="ce6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???</text:p>
          </table:table-cell>
          <table:table-cell office:value-type="string">
            <text:p>p – inout ps</text:p>
          </table:table-cell>
          <table:table-cell table:style-name="ce6" office:value-type="string">
            <office:annotation draw:style-name="gr1" draw:text-style-name="P2" svg:width="1.1413in" svg:height="1.3146in" svg:x="3.0382in" svg:y="5.7693in" draw:caption-point-x="-3.0382in" draw:caption-point-y="-5.7693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3.9272in" svg:y="5.7693in" draw:caption-point-x="-3.9272in" draw:caption-point-y="-5.7693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4.8161in" svg:y="5.7693in" draw:caption-point-x="-4.8161in" draw:caption-point-y="-5.7693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5.7051in" svg:y="5.7693in" draw:caption-point-x="-5.7051in" draw:caption-point-y="-5.7693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6.5941in" svg:y="5.7693in" draw:caption-point-x="-6.5941in" draw:caption-point-y="-5.7693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1.3146in" svg:x="7.4831in" svg:y="5.7693in" draw:caption-point-x="-7.4831in" draw:caption-point-y="-5.7693in">
              <dc:creator>EP</dc:creator>
              <dc:date>2008-07-28T00:00:00</dc:date>
              <text:p text:style-name="P1"><text:span text:style-name="T1">-assign_part_select_sps_pps_valid.pl</text:span></text:p>
              <text:p text:style-name="P1"><text:span text:style-name="T1">-assign_part_slect_minus_sps_pps_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8.372in" svg:y="5.7693in" draw:caption-point-x="-8.372in" draw:caption-point-y="-5.769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261in" svg:y="5.7693in" draw:caption-point-x="-9.261in" draw:caption-point-y="-5.769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0.1504in" svg:y="5.7693in" draw:caption-point-x="-10.1504in" draw:caption-point-y="-5.769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1.0394in" svg:y="5.7693in" draw:caption-point-x="-11.0394in" draw:caption-point-y="-5.7693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1" draw:text-style-name="P2" svg:width="1.1413in" svg:height="1.3146in" svg:x="11.9283in" svg:y="5.7693in" draw:caption-point-x="-11.9283in" draw:caption-point-y="-5.769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2.8173in" svg:y="5.7693in" draw:caption-point-x="-12.8173in" draw:caption-point-y="-5.769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4.5953in" svg:y="5.7693in" draw:caption-point-x="-14.5953in" draw:caption-point-y="-5.769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1" office:value-type="string">
            <office:annotation draw:style-name="gr1" draw:text-style-name="P2" svg:width="1.1413in" svg:height="1.3146in" svg:x="15.4843in" svg:y="5.7693in" draw:caption-point-x="-15.4843in" draw:caption-point-y="-5.769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7.2626in" svg:y="5.7693in" draw:caption-point-x="-17.2626in" draw:caption-point-y="-5.769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8.1516in" svg:y="5.7693in" draw:caption-point-x="-18.1516in" draw:caption-point-y="-5.769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5" office:value-type="string">
            <office:annotation draw:style-name="gr1" draw:text-style-name="P2" svg:width="1.1413in" svg:height="1.3146in" svg:x="19.9295in" svg:y="5.7693in" draw:caption-point-x="-19.9295in" draw:caption-point-y="-5.769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20.8185in" svg:y="5.7693in" draw:caption-point-x="-20.8185in" draw:caption-point-y="-5.769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22.5965in" svg:y="5.7693in" draw:caption-point-x="-22.5965in" draw:caption-point-y="-5.769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1" draw:text-style-name="P2" svg:width="1.1413in" svg:height="1.3146in" svg:x="23.4858in" svg:y="5.7693in" draw:caption-point-x="-23.4858in" draw:caption-point-y="-5.769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<text:s/></text:p>
          </table:table-cell>
          <table:table-cell table:style-name="ce8"/>
          <table:table-cell table:style-name="ce7" office:value-type="string">
            <office:annotation draw:style-name="gr1" draw:text-style-name="P2" svg:width="1.1413in" svg:height="1.3146in" svg:x="25.2638in" svg:y="5.7693in" draw:caption-point-x="-25.2638in" draw:caption-point-y="-5.7693in">
              <dc:creator>EP</dc:creator>
              <dc:date>2008-07-28T00:00:00</dc:date>
              <text:p text:style-name="P1"><text:span text:style-name="T1">-assign_part_select_pps_pps_valid.pl</text:span></text:p>
              <text:p text:style-name="P1"><text:span text:style-name="T1">-assign_part_select_minus_pps_pps_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6.1528in" svg:y="5.7693in" draw:caption-point-x="-26.1528in" draw:caption-point-y="-5.7693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???</text:p>
          </table:table-cell>
          <table:table-cell office:value-type="string">
            <text:p>ofs – inout ps</text:p>
          </table:table-cell>
          <table:table-cell table:style-name="ce6" office:value-type="string">
            <office:annotation draw:style-name="gr2" draw:text-style-name="P2" svg:width="1.1413in" svg:height="0.6969in" svg:x="3.0382in" svg:y="5.9886in" draw:caption-point-x="-3.0382in" draw:caption-point-y="-5.9886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3.9272in" svg:y="5.9886in" draw:caption-point-x="-3.9272in" draw:caption-point-y="-5.9886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4.8161in" svg:y="5.9886in" draw:caption-point-x="-4.8161in" draw:caption-point-y="-5.9886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5.7051in" svg:y="5.9886in" draw:caption-point-x="-5.7051in" draw:caption-point-y="-5.9886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6.5941in" svg:y="5.9886in" draw:caption-point-x="-6.5941in" draw:caption-point-y="-5.9886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6969in" svg:x="7.4831in" svg:y="5.9886in" draw:caption-point-x="-7.4831in" draw:caption-point-y="-5.9886in">
              <dc:creator>EP</dc:creator>
              <dc:date>2008-07-16T00:00:00</dc:date>
              <text:p text:style-name="P1"><text:span text:style-name="T1">assign_part_select_sps_pps_invalid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6969in" svg:x="8.372in" svg:y="5.9886in" draw:caption-point-x="-8.372in" draw:caption-point-y="-5.9886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9.261in" svg:y="5.9886in" draw:caption-point-x="-9.261in" draw:caption-point-y="-5.9886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0.1504in" svg:y="5.9886in" draw:caption-point-x="-10.1504in" draw:caption-point-y="-5.9886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6969in" svg:x="11.0394in" svg:y="5.9886in" draw:caption-point-x="-11.0394in" draw:caption-point-y="-5.9886in">
              <dc:creator>EP</dc:creator>
              <dc:date>2008-07-16T00:00:00</dc:date>
              <text:p text:style-name="P1"><text:span text:style-name="T1">assign_part_select_pps_sg_ifc_invalid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6969in" svg:x="11.9283in" svg:y="5.9886in" draw:caption-point-x="-11.9283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12.8173in" svg:y="5.9886in" draw:caption-point-x="-12.8173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4.5953in" svg:y="5.9886in" draw:caption-point-x="-14.5953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5.4843in" svg:y="5.9886in" draw:caption-point-x="-15.4843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17.2626in" svg:y="5.9886in" draw:caption-point-x="-17.2626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18.1516in" svg:y="5.9886in" draw:caption-point-x="-18.1516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5" office:value-type="string">
            <office:annotation draw:style-name="gr2" draw:text-style-name="P2" svg:width="1.1413in" svg:height="0.6969in" svg:x="19.9295in" svg:y="5.9886in" draw:caption-point-x="-19.9295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6969in" svg:x="20.8185in" svg:y="5.9886in" draw:caption-point-x="-20.8185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22.5965in" svg:y="5.9886in" draw:caption-point-x="-22.5965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5" office:value-type="string">
            <office:annotation draw:style-name="gr2" draw:text-style-name="P2" svg:width="1.1413in" svg:height="0.6969in" svg:x="23.4858in" svg:y="5.9886in" draw:caption-point-x="-23.4858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6969in" svg:x="25.2638in" svg:y="5.9886in" draw:caption-point-x="-25.2638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<text:s/></text:p>
          </table:table-cell>
          <table:table-cell table:style-name="ce7" office:value-type="string">
            <office:annotation draw:style-name="gr2" draw:text-style-name="P2" svg:width="1.1413in" svg:height="0.6969in" svg:x="26.1528in" svg:y="5.9886in" draw:caption-point-x="-26.1528in" draw:caption-point-y="-5.9886in">
              <dc:creator>EP</dc:creator>
              <dc:date>2008-07-16T00:00:00</dc:date>
              <text:p text:style-name="P1"><text:span text:style-name="T1">assign_part_select_pps_pps_invalid.pl</text:span></text:p>
            </office:annotation>
            <text:p>illegal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/>
          <table:table-cell office:value-type="string">
            <text:p>sib – inout ps</text:p>
          </table:table-cell>
          <table:table-cell table:style-name="ce6" table:number-columns-repeated="6"/>
          <table:table-cell table:number-columns-repeated="4" office:value-type="string">
            <text:p>illegal</text:p>
          </table:table-cell>
          <table:table-cell table:style-name="ce8" table:number-columns-repeated="2"/>
          <table:table-cell table:style-name="ce5" office:value-type="string">
            <text:p>illegal</text:p>
          </table:table-cell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style-name="ce7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table:style-name="ce3" office:value-type="string">
            <text:p>op expr</text:p>
          </table:table-cell>
          <table:table-cell table:style-name="ce5" office:value-type="string">
            <office:annotation draw:style-name="gr2" draw:text-style-name="P2" svg:width="1.1413in" svg:height="0.4909in" svg:x="3.0382in" svg:y="6.4276in" draw:caption-point-x="-3.0382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3.9272in" svg:y="6.4276in" draw:caption-point-x="-3.9272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4.8161in" svg:y="6.4276in" draw:caption-point-x="-4.8161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051in" svg:y="6.4276in" draw:caption-point-x="-5.7051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5941in" svg:y="6.4276in" draw:caption-point-x="-6.5941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7.4831in" svg:y="6.4276in" draw:caption-point-x="-7.4831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372in" svg:y="6.4276in" draw:caption-point-x="-8.372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261in" svg:y="6.4276in" draw:caption-point-x="-9.261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0.1504in" svg:y="6.4276in" draw:caption-point-x="-10.1504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1.0394in" svg:y="6.4276in" draw:caption-point-x="-11.0394in" draw:caption-point-y="-6.4276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6" office:value-type="string">
            <office:annotation draw:style-name="gr3" draw:text-style-name="P2" svg:width="1.1413in" svg:height="0.4909in" svg:x="11.9283in" svg:y="6.4276in" draw:caption-point-x="-11.9283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2.8173in" svg:y="6.4276in" draw:caption-point-x="-12.8173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4909in" svg:x="14.5953in" svg:y="6.4276in" draw:caption-point-x="-14.5953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5.4843in" svg:y="6.4276in" draw:caption-point-x="-15.4843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4909in" svg:x="17.2626in" svg:y="6.4276in" draw:caption-point-x="-17.2626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8.1516in" svg:y="6.4276in" draw:caption-point-x="-18.1516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9.9295in" svg:y="6.4276in" draw:caption-point-x="-19.9295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0.8185in" svg:y="6.4276in" draw:caption-point-x="-20.8185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22.5965in" svg:y="6.4276in" draw:caption-point-x="-22.5965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3.4858in" svg:y="6.4276in" draw:caption-point-x="-23.4858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25.2638in" svg:y="6.4276in" draw:caption-point-x="-25.2638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6.1528in" svg:y="6.4276in" draw:caption-point-x="-26.1528in" draw:caption-point-y="-6.4276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table:style-name="ce3" office:value-type="string">
            <text:p>cc expr vars</text:p>
          </table:table-cell>
          <table:table-cell table:style-name="ce6" office:value-type="string">
            <office:annotation draw:style-name="gr3" draw:text-style-name="P2" svg:width="1.1413in" svg:height="0.9028in" svg:x="3.0382in" svg:y="6.6469in" draw:caption-point-x="-3.0382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1" draw:text-style-name="P2" svg:width="1.1413in" svg:height="0.9028in" svg:x="3.9272in" svg:y="6.6469in" draw:caption-point-x="-3.9272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4.8161in" svg:y="6.6469in" draw:caption-point-x="-4.8161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5.7051in" svg:y="6.6469in" draw:caption-point-x="-5.7051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6.5941in" svg:y="6.6469in" draw:caption-point-x="-6.5941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7.4831in" svg:y="6.6469in" draw:caption-point-x="-7.4831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office:value-type="string">
            <office:annotation draw:style-name="gr2" draw:text-style-name="P2" svg:width="1.1413in" svg:height="0.4909in" svg:x="8.372in" svg:y="6.6469in" draw:caption-point-x="-8.372in" draw:caption-point-y="-6.6469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261in" svg:y="6.6469in" draw:caption-point-x="-9.261in" draw:caption-point-y="-6.6469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0.1504in" svg:y="6.6469in" draw:caption-point-x="-10.1504in" draw:caption-point-y="-6.6469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1.0394in" svg:y="6.6469in" draw:caption-point-x="-11.0394in" draw:caption-point-y="-6.6469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6" office:value-type="string">
            <office:annotation draw:style-name="gr3" draw:text-style-name="P2" svg:width="1.1413in" svg:height="0.9028in" svg:x="11.9283in" svg:y="6.6469in" draw:caption-point-x="-11.9283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2.8173in" svg:y="6.6469in" draw:caption-point-x="-12.8173in" draw:caption-point-y="-6.6469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4.5953in" svg:y="6.6469in" draw:caption-point-x="-14.5953in" draw:caption-point-y="-6.6469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15.4843in" svg:y="6.6469in" draw:caption-point-x="-15.4843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9028in" svg:x="17.2626in" svg:y="6.6469in" draw:caption-point-x="-17.2626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8.1516in" svg:y="6.6469in" draw:caption-point-x="-18.1516in" draw:caption-point-y="-6.6469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9028in" svg:x="19.9295in" svg:y="6.6469in" draw:caption-point-x="-19.9295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0.8185in" svg:y="6.6469in" draw:caption-point-x="-20.8185in" draw:caption-point-y="-6.6469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22.5965in" svg:y="6.6469in" draw:caption-point-x="-22.5965in" draw:caption-point-y="-6.6469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6" office:value-type="string">
            <office:annotation draw:style-name="gr3" draw:text-style-name="P2" svg:width="1.1413in" svg:height="0.9028in" svg:x="23.4858in" svg:y="6.6469in" draw:caption-point-x="-23.4858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3" draw:text-style-name="P2" svg:width="1.1413in" svg:height="0.9028in" svg:x="25.2638in" svg:y="6.6469in" draw:caption-point-x="-25.2638in" draw:caption-point-y="-6.6469in">
              <dc:creator>bb</dc:creator>
              <dc:date>2008-07-28T00:00:00</dc:date>
              <text:p text:style-name="P1"><text:span text:style-name="T1">assign_part_sel_valid1.pl</text:span></text:p>
              <text:p text:style-name="P1"><text:span text:style-name="T1">assign_part_sel_valid2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6.1528in" svg:y="6.6469in" draw:caption-point-x="-26.1528in" draw:caption-point-y="-6.6469in">
              <dc:creator>bb</dc:creator>
              <dc:date>2008-07-21T00:00:00</dc:date>
              <text:p text:style-name="P1"><text:span text:style-name="T1">assign_ps_op_cc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table:style-name="ce3" office:value-type="string">
            <text:p>cc expr nums</text:p>
          </table:table-cell>
          <table:table-cell table:style-name="ce5" office:value-type="string">
            <office:annotation draw:style-name="gr2" draw:text-style-name="P2" svg:width="1.1413in" svg:height="0.4909in" svg:x="3.0382in" svg:y="6.8661in" draw:caption-point-x="-3.0382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3.9272in" svg:y="6.8661in" draw:caption-point-x="-3.9272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4.8161in" svg:y="6.8661in" draw:caption-point-x="-4.8161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051in" svg:y="6.8661in" draw:caption-point-x="-5.7051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5941in" svg:y="6.8661in" draw:caption-point-x="-6.5941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7.4831in" svg:y="6.8661in" draw:caption-point-x="-7.4831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372in" svg:y="6.8661in" draw:caption-point-x="-8.372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261in" svg:y="6.8661in" draw:caption-point-x="-9.261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0.1504in" svg:y="6.8661in" draw:caption-point-x="-10.1504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1.0394in" svg:y="6.8661in" draw:caption-point-x="-11.0394in" draw:caption-point-y="-6.8661in">
              <dc:creator>bb</dc:creator>
              <dc:date>2008-07-19T00:00:00</dc:date>
              <text:p text:style-name="P1"><text:span text:style-name="T1">assign_part_sel_invalid5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4909in" svg:x="11.9283in" svg:y="6.8661in" draw:caption-point-x="-11.9283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12.8173in" svg:y="6.8661in" draw:caption-point-x="-12.8173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4.5953in" svg:y="6.8661in" draw:caption-point-x="-14.5953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15.4843in" svg:y="6.8661in" draw:caption-point-x="-15.4843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7.2626in" svg:y="6.8661in" draw:caption-point-x="-17.2626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?</text:p>
          </table:table-cell>
          <table:table-cell table:style-name="ce8" office:value-type="string">
            <office:annotation draw:style-name="gr2" draw:text-style-name="P2" svg:width="1.1413in" svg:height="0.4909in" svg:x="18.1516in" svg:y="6.8661in" draw:caption-point-x="-18.1516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9.9295in" svg:y="6.8661in" draw:caption-point-x="-19.9295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20.8185in" svg:y="6.8661in" draw:caption-point-x="-20.8185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22.5965in" svg:y="6.8661in" draw:caption-point-x="-22.5965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23.4858in" svg:y="6.8661in" draw:caption-point-x="-23.4858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25.2638in" svg:y="6.8661in" draw:caption-point-x="-25.2638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 office:value-type="string">
            <office:annotation draw:style-name="gr2" draw:text-style-name="P2" svg:width="1.1413in" svg:height="0.4909in" svg:x="26.1528in" svg:y="6.8661in" draw:caption-point-x="-26.1528in" draw:caption-point-y="-6.8661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5">
          <table:table-cell office:value-type="string">
            <text:p>LHS</text:p>
          </table:table-cell>
          <table:table-cell table:style-name="ce3" office:value-type="string">
            <text:p>rep expr</text:p>
          </table:table-cell>
          <table:table-cell table:style-name="ce5" office:value-type="string">
            <office:annotation draw:style-name="gr2" draw:text-style-name="P2" svg:width="1.1413in" svg:height="0.4909in" svg:x="3.0382in" svg:y="7.0854in" draw:caption-point-x="-3.0382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3.9272in" svg:y="7.0854in" draw:caption-point-x="-3.9272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4.8161in" svg:y="7.0854in" draw:caption-point-x="-4.8161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5.7051in" svg:y="7.0854in" draw:caption-point-x="-5.7051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6.5941in" svg:y="7.0854in" draw:caption-point-x="-6.5941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5" office:value-type="string">
            <office:annotation draw:style-name="gr2" draw:text-style-name="P2" svg:width="1.1413in" svg:height="0.4909in" svg:x="7.4831in" svg:y="7.0854in" draw:caption-point-x="-7.4831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8.372in" svg:y="7.0854in" draw:caption-point-x="-8.372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9.261in" svg:y="7.0854in" draw:caption-point-x="-9.261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0.1504in" svg:y="7.0854in" draw:caption-point-x="-10.1504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office:value-type="string">
            <office:annotation draw:style-name="gr2" draw:text-style-name="P2" svg:width="1.1413in" svg:height="0.4909in" svg:x="11.0394in" svg:y="7.0854in" draw:caption-point-x="-11.0394in" draw:caption-point-y="-7.0854in">
              <dc:creator>bb</dc:creator>
              <dc:date>2008-07-19T00:00:00</dc:date>
              <text:p text:style-name="P1"><text:span text:style-name="T1">assign_part_sel_invalid6.pl</text:span></text:p>
            </office:annotation>
            <text:p>illegal</text:p>
          </table:table-cell>
          <table:table-cell table:style-name="ce6" office:value-type="string">
            <office:annotation draw:style-name="gr2" draw:text-style-name="P2" svg:width="1.1413in" svg:height="0.4909in" svg:x="11.9283in" svg:y="7.0854in" draw:caption-point-x="-11.9283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2.8173in" svg:y="7.0854in" draw:caption-point-x="-12.8173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4.5953in" svg:y="7.0854in" draw:caption-point-x="-14.5953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15.4843in" svg:y="7.0854in" draw:caption-point-x="-15.4843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7.2626in" svg:y="7.0854in" draw:caption-point-x="-17.2626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?</text:p>
          </table:table-cell>
          <table:table-cell table:style-name="ce6" office:value-type="string">
            <office:annotation draw:style-name="gr2" draw:text-style-name="P2" svg:width="1.1413in" svg:height="0.4909in" svg:x="18.1516in" svg:y="7.0854in" draw:caption-point-x="-18.1516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19.9295in" svg:y="7.0854in" draw:caption-point-x="-19.9295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0.8185in" svg:y="7.0854in" draw:caption-point-x="-20.8185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22.5965in" svg:y="7.0854in" draw:caption-point-x="-22.5965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3.4858in" svg:y="7.0854in" draw:caption-point-x="-23.4858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table:style-name="ce6" office:value-type="string">
            <office:annotation draw:style-name="gr2" draw:text-style-name="P2" svg:width="1.1413in" svg:height="0.4909in" svg:x="25.2638in" svg:y="7.0854in" draw:caption-point-x="-25.2638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6" office:value-type="string">
            <office:annotation draw:style-name="gr2" draw:text-style-name="P2" svg:width="1.1413in" svg:height="0.4909in" svg:x="26.1528in" svg:y="7.0854in" draw:caption-point-x="-26.1528in" draw:caption-point-y="-7.0854in">
              <dc:creator>bb</dc:creator>
              <dc:date>2008-07-21T00:00:00</dc:date>
              <text:p text:style-name="P1"><text:span text:style-name="T1">assign_ps_cc_repl_invalid.pl</text:span></text:p>
            </office:annotation>
            <text:p><text:s/></text:p>
          </table:table-cell>
          <table:table-cell table:style-name="ce8"/>
          <table:table-cell office:value-type="string">
            <office:annotation draw:style-name="gr1" draw:text-style-name="P2" svg:width="2.2831in" svg:height="0.9028in" svg:x="27.9307in" svg:y="0.2866in" draw:caption-point-x="-27.930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sig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8.8197in" svg:y="0.2866in" draw:caption-point-x="-28.819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29.7087in" svg:y="0.2866in" draw:caption-point-x="-29.7087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  <table:table-cell office:value-type="string">
            <office:annotation draw:style-name="gr1" draw:text-style-name="P2" svg:width="2.2831in" svg:height="0.9028in" svg:x="30.598in" svg:y="0.2866in" draw:caption-point-x="-30.598in" draw:caption-point-y="-0.2866in">
              <dc:creator>EP</dc:creator>
              <dc:date>2008-07-28T00:00:00</dc:date>
              <text:p text:style-name="P1"><text:span text:style-name="T1">-assign_part_select_sps_op_concat_replic_valid.pl</text:span></text:p>
              <text:p text:style-name="P1"><text:span text:style-name="T1">-assign_part_select_minus_op_concat_replic_valid.pl</text:span></text:p>
            </office:annotation>
            <text:p>illegal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18"/>
          <table:table-cell table:style-name="Default" table:number-columns-repeated="4"/>
        </table:table-row>
        <table:table-row table:style-name="ro5">
          <table:table-cell/>
          <table:table-cell table:style-name="Default" office:value-type="string">
            <text:p>wl= width of LHS object </text:p>
          </table:table-cell>
          <table:table-cell table:number-columns-repeated="6"/>
          <table:table-cell table:style-name="Default" table:number-columns-repeated="4"/>
          <table:table-cell table:number-columns-repeated="2"/>
          <table:table-cell table:style-name="ce10"/>
          <table:table-cell/>
          <table:table-cell office:value-type="string">
            <text:p>not applicable</text:p>
          </table:table-cell>
          <table:table-cell table:number-columns-repeated="4"/>
          <table:table-cell office:value-type="string">
            <text:p>p – parent</text:p>
          </table:table-cell>
          <table:table-cell table:number-columns-repeated="8"/>
          <table:table-cell table:style-name="Default" table:number-columns-repeated="4"/>
        </table:table-row>
        <table:table-row table:style-name="ro5">
          <table:table-cell/>
          <table:table-cell table:style-name="Default" office:value-type="string">
            <text:p>wr= width of RHS object or replicated object in a rep expr</text:p>
          </table:table-cell>
          <table:table-cell table:number-columns-repeated="6"/>
          <table:table-cell table:style-name="Default" table:number-columns-repeated="4"/>
          <table:table-cell table:number-columns-repeated="2"/>
          <table:table-cell table:style-name="ce11"/>
          <table:table-cell/>
          <table:table-cell office:value-type="string">
            <text:p>illegal</text:p>
          </table:table-cell>
          <table:table-cell table:number-columns-repeated="4"/>
          <table:table-cell office:value-type="string">
            <text:p>ofs – offspring</text:p>
          </table:table-cell>
          <table:table-cell table:number-columns-repeated="8"/>
          <table:table-cell table:style-name="Default" table:number-columns-repeated="4"/>
        </table:table-row>
        <table:table-row table:style-name="ro5">
          <table:table-cell/>
          <table:table-cell table:style-name="Default" office:value-type="string">
            <text:p>wli = operand i of the LHS op/cc expressions</text:p>
          </table:table-cell>
          <table:table-cell table:number-columns-repeated="6"/>
          <table:table-cell table:style-name="Default" table:number-columns-repeated="4"/>
          <table:table-cell table:number-columns-repeated="2"/>
          <table:table-cell table:style-name="ce12"/>
          <table:table-cell/>
          <table:table-cell office:value-type="string">
            <text:p>symmetry axis</text:p>
          </table:table-cell>
          <table:table-cell table:number-columns-repeated="4"/>
          <table:table-cell office:value-type="string">
            <text:p>sib – sibling</text:p>
          </table:table-cell>
          <table:table-cell table:number-columns-repeated="8"/>
          <table:table-cell table:style-name="Default" table:number-columns-repeated="4"/>
        </table:table-row>
        <table:table-row table:style-name="ro5">
          <table:table-cell/>
          <table:table-cell table:style-name="Default" office:value-type="string">
            <text:p>wrj = operand j of the RHS op/cc expressions</text:p>
          </table:table-cell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s – signal</text:p>
          </table:table-cell>
          <table:table-cell table:number-columns-repeated="8"/>
          <table:table-cell table:style-name="Default" table:number-columns-repeated="4"/>
        </table:table-row>
        <table:table-row table:style-name="ro5">
          <table:table-cell/>
          <table:table-cell table:style-name="Default" office:value-type="string">
            <text:p>R = replication number in a rep expr</text:p>
          </table:table-cell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sg – signal group</text:p>
          </table:table-cell>
          <table:table-cell table:number-columns-repeated="8"/>
          <table:table-cell table:style-name="Default" table:number-columns-repeated="4"/>
        </table:table-row>
        <table:table-row table:style-name="ro5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ifc – interface</text:p>
          </table:table-cell>
          <table:table-cell table:number-columns-repeated="8"/>
          <table:table-cell table:style-name="Default" table:number-columns-repeated="4"/>
        </table:table-row>
        <table:table-row table:style-name="ro5">
          <table:table-cell office:value-type="string">
            <text:p>Direction checks</text:p>
          </table:table-cell>
          <table:table-cell table:style-name="Default"/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ps – part select</text:p>
          </table:table-cell>
          <table:table-cell table:number-columns-repeated="8"/>
          <table:table-cell table:style-name="Default" table:number-columns-repeated="4"/>
        </table:table-row>
        <table:table-row table:style-name="ro5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expr – expression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9"/>
          <table:table-cell office:value-type="string">
            <text:p>cc – concatenate</text:p>
          </table:table-cell>
          <table:table-cell table:number-columns-repeated="8"/>
          <table:table-cell table:style-name="Default" table:number-columns-repeated="4"/>
        </table:table-row>
        <table:table-row table:style-name="ro5">
          <table:table-cell/>
          <table:table-cell table:style-name="Default"/>
          <table:table-cell office:value-type="string">
            <text:p>cck(x,y) = connection compatibility check of pair objects x and y</text:p>
          </table:table-cell>
          <table:table-cell table:number-columns-repeated="5"/>
          <table:table-cell table:style-name="Default" table:number-columns-repeated="4"/>
          <table:table-cell table:number-columns-repeated="9"/>
          <table:table-cell office:value-type="string">
            <text:p>rep – replication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office:value-type="string">
            <text:p>l = LHS object</text:p>
          </table:table-cell>
          <table:table-cell table:number-columns-repeated="5"/>
          <table:table-cell table:style-name="Default" table:number-columns-repeated="4"/>
          <table:table-cell table:number-columns-repeated="18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office:value-type="string">
            <text:p>r = RHS object</text:p>
          </table:table-cell>
          <table:table-cell table:number-columns-repeated="5"/>
          <table:table-cell table:style-name="Default" table:number-columns-repeated="4"/>
          <table:table-cell table:number-columns-repeated="18"/>
          <table:table-cell table:style-name="Default" table:number-columns-repeated="4"/>
        </table:table-row>
        <table:table-row table:style-name="ro5">
          <table:table-cell/>
          <table:table-cell table:style-name="Default"/>
          <table:table-cell office:value-type="string">
            <text:p>ld = driver of the LHS object</text:p>
          </table:table-cell>
          <table:table-cell table:number-columns-repeated="5"/>
          <table:table-cell table:style-name="Default" table:number-columns-repeated="4"/>
          <table:table-cell table:number-columns-repeated="18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office:value-type="string">
            <text:p>rd = driver of the RHS object</text:p>
          </table:table-cell>
          <table:table-cell table:number-columns-repeated="5"/>
          <table:table-cell table:style-name="Default" table:number-columns-repeated="4"/>
          <table:table-cell table:number-columns-repeated="18"/>
          <table:table-cell table:style-name="Default" table:number-columns-repeated="4"/>
        </table:table-row>
        <table:table-row table:style-name="ro5">
          <table:table-cell/>
          <table:table-cell table:style-name="Default"/>
          <table:table-cell office:value-type="string">
            <text:p>rj = object j or driver of object j in the LHS expr</text:p>
          </table:table-cell>
          <table:table-cell table:number-columns-repeated="5"/>
          <table:table-cell table:style-name="Default" table:number-columns-repeated="4"/>
          <table:table-cell table:number-columns-repeated="18"/>
          <table:table-cell table:style-name="Default" table:number-columns-repeated="4"/>
        </table:table-row>
        <table:table-row table:style-name="ro5">
          <table:table-cell/>
          <table:table-cell table:style-name="Default"/>
          <table:table-cell office:value-type="string">
            <text:p>li = object i or driver of object i in the LHS expr</text:p>
          </table:table-cell>
          <table:table-cell table:number-columns-repeated="5"/>
          <table:table-cell table:style-name="Default" table:number-columns-repeated="4"/>
          <table:table-cell table:number-columns-repeated="18"/>
          <table:table-cell table:style-name="Default" table:number-columns-repeated="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5">08/15/2008</text:date>, <text:time>17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ristian Haba</meta:initial-creator>
    <meta:creation-date>2008-07-10T18:19:28</meta:creation-date>
    <dc:creator>Cristian Haba</dc:creator>
    <dc:date>2008-08-15T17:01:02</dc:date>
    <meta:printed-by>Cristian Haba</meta:printed-by>
    <meta:print-date>2008-08-13T18:08:53</meta:print-date>
    <dc:language>en-US</dc:language>
    <meta:editing-cycles>100</meta:editing-cycles>
    <meta:editing-duration>P2DT11H9M35S</meta:editing-duration>
    <meta:user-defined meta:name="Info 1"/>
    <meta:user-defined meta:name="Info 2"/>
    <meta:user-defined meta:name="Info 3"/>
    <meta:user-defined meta:name="Info 4"/>
    <meta:document-statistic meta:table-count="3" meta:cell-count="1688"/>
  </office:meta>
</office:document-meta>
</file>